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amh_5f_titre_5f_chapitre" style:master-page-name="MP0">
      <style:paragraph-properties style:page-number="auto" fo:break-before="page"/>
    </style:style>
    <style:style style:name="P2" style:family="paragraph" style:parent-style-name="amh_5f_paragraphe">
      <style:paragraph-properties fo:break-before="page"/>
    </style:style>
    <style:style style:name="P3" style:family="paragraph" style:parent-style-name="Normal">
      <style:text-properties fo:hyphenate="true"/>
    </style:style>
    <style:style style:name="T1" style:family="text">
      <style:text-properties fo:background-color="transparent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en" fo:country="US"/>
    </style:style>
    <style:style style:name="T4" style:family="text">
      <style:text-properties style:text-position="super 67%" fo:font-style="normal" fo:background-color="#ffff00" loext:char-shading-value="0" style:font-style-asian="normal" style:font-style-complex="normal"/>
    </style:style>
    <style:style style:name="T5" style:family="text">
      <style:text-properties fo:background-color="#ff00ff" loext:char-shading-value="0"/>
    </style:style>
    <style:style style:name="T6" style:family="text">
      <style:text-properties style:text-position="super 67%" fo:font-style="italic" style:font-style-asian="italic" style:font-style-complex="italic"/>
    </style:style>
    <style:style style:name="T7" style:family="text">
      <style:text-properties fo:font-style="italic" fo:background-color="transparent" style:font-style-asian="italic" style:font-style-complex="italic"/>
    </style:style>
    <style:style style:name="T8" style:family="text">
      <style:text-properties fo:background-color="#ffff00"/>
    </style:style>
    <style:style style:name="T9" style:family="text">
      <style:text-properties fo:color="#1f1f1f" loext:opacity="100%" fo:font-family="'Times New Roman'" style:font-family-generic="roman" style:font-pitch="variable" style:letter-kerning="false" fo:background-color="transparent" style:font-family-asian="'Times New Roman'" style:font-family-generic-asian="roman" style:font-pitch-asian="variable" style:language-asian="fr" style:country-asian="FR" style:font-family-complex="'Times New Roman'" style:font-family-generic-complex="roman" style:font-pitch-complex="variable" style:language-complex="ar" style:country-complex="SA"/>
    </style:style>
    <style:style style:name="T10" style:family="text">
      <style:text-properties fo:color="#040c28" loext:opacity="100%" fo:font-family="'Times New Roman'" style:font-family-generic="roman" style:font-pitch="variable" style:letter-kerning="false" fo:background-color="transparent" style:font-family-asian="'Times New Roman'" style:font-family-generic-asian="roman" style:font-pitch-asian="variable" style:language-asian="fr" style:country-asian="FR" style:font-family-complex="'Times New Roman'" style:font-family-generic-complex="roman" style:font-pitch-complex="variable" style:language-complex="ar" style:country-complex="SA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tyle="italic" fo:background-color="#ffff00" style:font-style-asian="italic" style:font-style-complex="italic"/>
    </style:style>
    <style:style style:name="T13" style:family="text">
      <style:text-properties style:text-position="super 65%" fo:background-color="#ffff00"/>
    </style:style>
    <style:style style:name="T14" style:family="text">
      <style:text-properties fo:background-color="#ff00ff"/>
    </style:style>
    <style:style style:name="T15" style:family="text">
      <style:text-properties fo:language="en" fo:country="US" fo:background-color="#ffff00" loext:char-shading-value="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fo:background-color="#ffff00" loext:char-shading-value="0" style:font-style-asian="normal" style:font-style-complex="normal"/>
    </style:style>
    <style:style style:name="T18" style:family="text">
      <style:text-properties fo:font-size="9pt" style:font-size-asian="9pt" style:font-size-complex="8pt"/>
    </style:style>
    <style:style style:name="T19" style:family="text">
      <style:text-properties fo:language="en" fo:country="US" fo:background-color="#ff00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de-itinere-uersus-siriam-cuius-terra-san"/>De itinere u<text:span text:style-name="amh_5f_dev_5f_abbr">er</text:span>sus <text:span text:style-name="amh_5f_ancre_5f_index_5f_locorum">Siria</text:span>Siriam cui<text:span text:style-name="amh_5f_dev_5f_abbr">us</text:span> t<text:span text:style-name="amh_5f_dev_5f_abbr">er</text:span>ra sancta est pars.<text:bookmark-end text:name="de-itinere-uersus-siriam-cuius-terra-san"/></text:h>
      <text:p text:style-name="amh_5f_paragraphe">Egressus ego<text:span text:style-name="Appel_20_note_20_de_20_bas_20_de_20_p."><text:note text:id="ftn1" text:note-class="footnote"><text:note-citation>1</text:note-citation><text:note-body><text:p text:style-name="Footnote">ego Li : igitur U Deluz | om. Wo</text:p></text:note-body></text:note></text:span> de <text:span text:style-name="amh_5f_ancre_5f_index_5f_locorum">Alemannia</text:span>Alema<text:span text:style-name="amh_5f_dev_5f_abbr">n</text:span>nia, t<text:span text:style-name="amh_5f_dev_5f_abbr">er</text:span>ra nati<text:span text:style-name="amh_5f_dev_5f_abbr">ui</text:span>tatis mee, et <text:span text:style-name="amh_5f_ancre_5f_index_5f_locorum">Lombardia</text:span>Lo<text:span text:style-name="amh_5f_dev_5f_abbr">m</text:span>bardia<text:span text:style-name="amh_5f_dev_5f_abbr">m</text:span> t<text:span text:style-name="amh_5f_dev_5f_abbr">ra</text:span>nsiens<text:span text:style-name="Appel_20_note_20_de_20_bas_20_de_20_p."><text:note text:id="ftn2" text:note-class="footnote"><text:note-citation>2</text:note-citation><text:note-body><text:p text:style-name="Footnote">Lombardiam transiens corr. ed. : Lumbardiam transiens Li | pertransiens Lombardiam U Deluz | pertransiens Lumbardiam Wo</text:p></text:note-body></text:note></text:span>, ad <office:annotation office:name="0" loext:resolved="false"><dc:creator>Microsoft Office User</dc:creator><dc:date>2026-01-16T19:57:00</dc:date><text:p text:style-name="Comment"><text:span text:style-name="T1">Vous êtes certain des deux t ? Littus est apparemment toujours écit ainsi, mais en latin classique, il n’y avait qu’un seul t.</text:span></text:p></office:annotation>litt<text:span text:style-name="amh_5f_dev_5f_abbr">us</text:span><office:annotation-end office:name="0"/> <text:span text:style-name="amh_5f_ancre_5f_index_5f_locorum">Mediterraneum (mare)</text:span>Medit<text:span text:style-name="amh_5f_dev_5f_abbr">er</text:span>ranei maris<text:span text:style-name="Police_20_par_20_défaut"><text:span text:style-name="T2">,</text:span></text:span> <text:span text:style-name="amh_5f_dev_5f_abbr">pro</text:span>pe ciuitate<text:span text:style-name="amh_5f_dev_5f_abbr">m</text:span> q<text:span text:style-name="amh_5f_dev_5f_abbr">ue</text:span> <text:span text:style-name="amh_5f_ancre_5f_index_5f_locorum">Naulum</text:span>Naulu<text:span text:style-name="amh_5f_dev_5f_abbr">m</text:span> d<text:span text:style-name="amh_5f_dev_5f_abbr">icitu</text:span>r<text:span text:style-name="Police_20_par_20_défaut"><text:span text:style-name="T2">,</text:span></text:span> in ripis <text:span text:style-name="amh_5f_ancre_5f_index_5f_locorum">Ianua </text:span>Ian<text:span text:style-name="amh_5f_corr_5f_ed">u</text:span>e sita<text:span text:style-name="amh_5f_dev_5f_abbr">m</text:span><text:span text:style-name="Appel_20_note_20_de_20_bas_20_de_20_p."><text:note text:id="ftn3" text:note-class="footnote"><text:note-citation>3</text:note-citation><text:note-body><text:p text:style-name="Footnote">in ripis Ianue sitam corr. ed. : in ripis Ianne sitam Li | in ripis Ianne situatam U | in bapis Ianne situatam Wo damn. <text:span text:style-name="Police_20_par_20_défaut"><text:span text:style-name="T3">| in ripariis Ianue situatam Deluz</text:span></text:span></text:p></text:note-body></text:note></text:span> <text:span text:style-name="amh_5f_dev_5f_abbr">pro</text:span>spere q<text:span text:style-name="amh_5f_dev_5f_abbr">ua</text:span>mu<text:span text:style-name="amh_5f_dev_5f_abbr">is</text:span> <text:span text:style-name="amh_5f_dev_5f_abbr">per</text:span>ueni, et ubi galea<text:span text:style-name="amh_5f_dev_5f_abbr">m</text:span><text:span text:style-name="amh_5f_dev_5f_abbr"><text:span text:style-name="T4"><text:note text:id="ftn4" text:note-class="footnote"><text:note-citation>4</text:note-citation><text:note-body><text:p text:style-name="Footnote"><text:span text:style-name="Police_20_par_20_défaut"><text:span text:style-name="T3">galeam Li Wo Deluz : galeiam U</text:span></text:span></text:p></text:note-body></text:note></text:span></text:span> b<text:span text:style-name="amh_5f_dev_5f_abbr">e</text:span>n<text:span text:style-name="amh_5f_dev_5f_abbr">e</text:span> armata<text:span text:style-name="amh_5f_dev_5f_abbr">m</text:span> et ad o<text:span text:style-name="amh_5f_dev_5f_abbr">mn</text:span>ia munita<text:span text:style-name="Appel_20_note_20_de_20_bas_20_de_20_p."><text:note text:id="ftn5" text:note-class="footnote"><text:note-citation>5</text:note-citation><text:note-body><text:p text:style-name="Footnote"><text:span text:style-name="Police_20_par_20_défaut"><text:span text:style-name="T3">ad omnia munita corr. ed. : ad omnia munitam Li | om. </text:span></text:span>U Wo Deluz</text:p></text:note-body></text:note></text:span> asce<text:span text:style-name="amh_5f_dev_5f_abbr">n</text:span>di, et, ad <text:span text:style-name="amh_5f_dev_5f_abbr">pro</text:span>seq<text:span text:style-name="amh_5f_dev_5f_abbr">ue</text:span>ndu<text:span text:style-name="amh_5f_dev_5f_abbr">m</text:span> iter ultramarinum<text:span text:style-name="Appel_20_note_20_de_20_bas_20_de_20_p."><text:note text:id="ftn6" text:note-class="footnote"><text:note-citation>6</text:note-citation><text:note-body><text:p text:style-name="Footnote">ad prosequendum iter ultramarinum Li Wo Deluz : ad iter ultramarinum U (prosequendum ultra script. et ras., deinde iter ultramarinum script.)</text:p></text:note-body></text:note></text:span>, naute<text:span text:style-name="Police_20_par_20_défaut"><text:span text:style-name="T5">,</text:span></text:span> remis et uelo puppi<text:span text:style-name="Appel_20_note_20_de_20_bas_20_de_20_p."><text:note text:id="ftn7" text:note-class="footnote"><text:note-citation>7</text:note-citation><text:note-body><text:p text:style-name="Footnote">et uelo puppi corr. ed. : uelo puppi Li | ac uelo sollicite U | et uolo solliciti Wo damn. | et uelo solliciti Deluz</text:p></text:note-body></text:note></text:span> i<text:span text:style-name="amh_5f_dev_5f_abbr">n</text:span>sistebant.</text:p>
      <text:p text:style-name="amh_5f_paragraphe">Dicitur aut<text:span text:style-name="amh_5f_dev_5f_abbr">em</text:span><text:span text:style-name="amh_5f_dev_5f_abbr"><text:span text:style-name="T4"><text:note text:id="ftn8" text:note-class="footnote"><text:note-citation>8</text:note-citation><text:note-body><text:p text:style-name="Footnote">autem Li : om. U Wo Deluz</text:p></text:note-body></text:note></text:span></text:span> hoc mare <text:span text:style-name="amh_5f_ancre_5f_index_5f_locorum">Mediterraneum</text:span>Medit<text:span text:style-name="amh_5f_dev_5f_abbr">er</text:span>raneu<text:span text:style-name="amh_5f_dev_5f_abbr">m</text:span> q<text:span text:style-name="amh_5f_dev_5f_abbr">u</text:span>ia p<text:span text:style-name="amh_5f_dev_5f_abbr">r</text:span>incipalib<text:span text:style-name="amh_5f_dev_5f_abbr">us</text:span> mu<text:span text:style-name="amh_5f_dev_5f_abbr">n</text:span>di <text:span text:style-name="amh_5f_dev_5f_abbr">par</text:span>tib<text:span text:style-name="amh_5f_dev_5f_abbr">us</text:span><text:span text:style-name="amh_5f_dev_5f_abbr"><text:span text:style-name="T4"><text:note text:id="ftn9" text:note-class="footnote"><text:note-citation>9</text:note-citation><text:note-body><text:p text:style-name="Footnote">principalibus mundi partibus Li Wo Deluz : terminibus partibus mundi principalibus U</text:p></text:note-body></text:note></text:span></text:span>, uidel<text:span text:style-name="amh_5f_dev_5f_abbr">icet</text:span><text:span text:style-name="amh_5f_dev_5f_abbr"><text:span text:style-name="T4"><text:note text:id="ftn10" text:note-class="footnote"><text:note-citation>10</text:note-citation><text:note-body><text:p text:style-name="Footnote">uidelicet Li : scilicet U Wo Deluz</text:p></text:note-body></text:note></text:span></text:span> <text:span text:style-name="amh_5f_ancre_5f_index_5f_locorum">Asia</text:span>Asie, <text:span text:style-name="amh_5f_ancre_5f_index_5f_locorum">Europa</text:span>Europe et <office:annotation office:name="2" loext:resolved="false"><dc:creator>Microsoft Office User</dc:creator><dc:date>2026-01-16T20:03:00</dc:date><text:p text:style-name="Comment"><text:span text:style-name="T1">Ajout d’une virgule pour encadrer les trois noms en apposition.</text:span></text:p><text:p text:style-name="Comment"><text:span text:style-name="T1">abinvicem = adv. = réciproquement</text:span></text:p><text:p text:style-name="Comment"><text:span text:style-name="T1">disterminans : diffuser, disséminer</text:span></text:p></office:annotation><text:span text:style-name="amh_5f_ancre_5f_index_5f_locorum">Affrica</text:span>Affrice<office:annotation-end office:name="2"/><text:span text:style-name="Police_20_par_20_défaut"><text:span text:style-name="T2">,</text:span></text:span> int<text:span text:style-name="amh_5f_dev_5f_abbr">er</text:span>iacet, ip<text:span text:style-name="amh_5f_dev_5f_abbr">s</text:span>as se <text:span text:style-name="amh_5f_dev_5f_abbr">et</text:span> suis braciis abi<text:span text:style-name="amh_5f_dev_5f_abbr">n</text:span>uicem dist<text:span text:style-name="amh_5f_dev_5f_abbr">er</text:span>minans<text:span text:style-name="Appel_20_note_20_de_20_bas_20_de_20_p."><text:note text:id="ftn11" text:note-class="footnote"><text:note-citation>11</text:note-citation><text:note-body><text:p text:style-name="Footnote">abinuicem disterminans Li : abinuicem separans et distinguens U Wo | ad inuicem separans et distinguens Deluz</text:p></text:note-body></text:note></text:span>. H<text:span text:style-name="amh_5f_dev_5f_abbr">abe</text:span>t eni<text:span text:style-name="amh_5f_dev_5f_abbr">m</text:span> a septe<text:span text:style-name="amh_5f_dev_5f_abbr">n</text:span>trione <text:span text:style-name="amh_5f_dev_5f_abbr">et</text:span> occide<text:span text:style-name="amh_5f_dev_5f_abbr">n</text:span>te<text:span text:style-name="Appel_20_note_20_de_20_bas_20_de_20_p."><text:note text:id="ftn12" text:note-class="footnote"><text:note-citation>12</text:note-citation><text:note-body><text:p text:style-name="Footnote">a septentrione et occidente Li : ab occidente et aquilone U | ab occidente et septentrione Wo Deluz</text:p></text:note-body></text:note></text:span> <text:span text:style-name="amh_5f_ancre_5f_index_5f_locorum">Europa</text:span>Europa<text:span text:style-name="amh_5f_dev_5f_abbr">m</text:span>, ad oriente<text:span text:style-name="amh_5f_dev_5f_abbr">m</text:span> <text:span text:style-name="amh_5f_ancre_5f_index_5f_locorum">Asia</text:span>Asiam et ad austra<text:span text:style-name="amh_5f_dev_5f_abbr">m</text:span> <text:span text:style-name="amh_5f_ancre_5f_index_5f_locorum">Affrica</text:span>Affrica<text:span text:style-name="amh_5f_dev_5f_abbr">m</text:span>, et uno q<text:span text:style-name="amh_5f_dev_5f_abbr">u</text:span>idem bracio q<text:span text:style-name="amh_5f_dev_5f_abbr">u</text:span>o atti<text:span text:style-name="amh_5f_dev_5f_abbr">n</text:span>git <text:span text:style-name="amh_5f_ancre_5f_index_5f_locorum">Hispania</text:span>Hispania<text:span text:style-name="amh_5f_dev_5f_abbr">m,</text:span> et strictu<text:span text:style-name="amh_5f_dev_5f_abbr">m</text:span> q<text:span text:style-name="amh_5f_dev_5f_abbr">uo</text:span>d q<text:span text:style-name="amh_5f_dev_5f_abbr">u</text:span>idem de <text:span text:style-name="amh_5f_ancre_5f_index_5f_locorum">Marroch</text:span>Marroch uulgarit<text:span text:style-name="amh_5f_dev_5f_abbr">er</text:span> uocat<text:span text:style-name="amh_5f_dev_5f_abbr">ur</text:span><text:span text:style-name="amh_5f_dev_5f_abbr"><text:span text:style-name="T4"><text:note text:id="ftn13" text:note-class="footnote"><text:note-citation>13</text:note-citation><text:note-body><text:p text:style-name="Footnote">et strictum quod quidem de Marroch uulgariter uocatur Li : strictum de Maroch U | et strictum de Marroch quod uulgariter dicitur Wo | et strictum de Maroch uulgariter dicitur Deluz</text:p></text:note-body></text:note></text:span></text:span>, continuatur hoc <text:span text:style-name="amh_5f_ancre_5f_index_5f_locorum">Meditteraneum (mare)</text:span>mare Mediterraneum cum <text:span text:style-name="amh_5f_ancre_5f_index_5f_locorum">Occeanus</text:span>Occeano mari scilicet maximo quod orbem circumfluit<text:span text:style-name="Appel_20_note_20_de_20_bas_20_de_20_p."><text:note text:id="ftn14" text:note-class="footnote"><text:note-citation>14</text:note-citation><text:note-body><text:p text:style-name="Footnote">cum Occeano, mari scilicet maximo quod orbem circumfluit Wo : cum Occeano, maiori seu cingulo terre scilicet maximo Li | cum Occeano maris scilicet maximo maior quod orbem circumfluit U | cum Oceano, mari scilicet maximo quod orbem circumfluit Deluz</text:p></text:note-body></text:note></text:span>. Altero uero eius brachio, quod <text:span text:style-name="amh_5f_ancre_5f_index_5f_locorum">Ellespontus</text:span>Ellespontus seu <text:span text:style-name="amh_5f_ancre_5f_index_5f_locorum">Bracium sancti Georgii</text:span>brachium sancti Georgii dicitur<text:span text:style-name="Appel_20_note_20_de_20_bas_20_de_20_p."><text:note text:id="ftn15" text:note-class="footnote"><text:note-citation>15</text:note-citation><text:note-body><text:p text:style-name="Footnote">Altero uero eius brachio, quod Ellespontus seu Brachium sancti Georgii dicitur Wo : quod Bracium sancti Georgii dicitur Li | cum Brachio sancti Georgii U | Altero uero eius brachio, quod Elespontus seu Brachium Sancti Georgii dicitur Deluz</text:p></text:note-body></text:note></text:span>, continuatur cum magno <text:span text:style-name="amh_5f_ancre_5f_index_5f_locorum">Ponticum (mare)</text:span>mari Pontico<text:span text:style-name="Appel_20_note_20_de_20_bas_20_de_20_p."><text:note text:id="ftn16" text:note-class="footnote"><text:note-citation>16</text:note-citation><text:note-body><text:p text:style-name="Footnote">cum magno mari Pontico Wo : cum mari Pontico Li U Deluz</text:p></text:note-body></text:note></text:span>, quod quasi nullam habet insulam unde et <text:span text:style-name="amh_5f_ancre_5f_index_5f_locorum">Maius (mare)</text:span>mare Maius communiter uocatur<text:span text:style-name="Appel_20_note_20_de_20_bas_20_de_20_p."><text:note text:id="ftn17" text:note-class="footnote"><text:note-citation>17</text:note-citation><text:note-body><text:p text:style-name="Footnote">quod quasi nullam habet insulam unde et mare Maius communiter uocatur Wo : quod quasi nullam habet insulam unde et mare Maius uocatur Li | om. U | quod quasi nullam habet insulam unde et mare Maius nuncupatur Deluz</text:p></text:note-body></text:note></text:span>.</text:p>
      <text:p text:style-name="P2">In hoc <text:span text:style-name="amh_5f_dev_5f_abbr">i</text:span>g<text:span text:style-name="amh_5f_dev_5f_abbr">itu</text:span>r<text:span text:style-name="Appel_20_note_20_de_20_bas_20_de_20_p."><text:note text:id="ftn18" text:note-class="footnote"><text:note-citation>18</text:note-citation><text:note-body><text:p text:style-name="Footnote">igitur Li : om. Wo Deluz | Et U (script. ante in hoc)</text:p></text:note-body></text:note></text:span> mari <text:span text:style-name="amh_5f_ancre_5f_index_5f_nominum">Clemens</text:span>beat<text:span text:style-name="amh_5f_dev_5f_abbr">us</text:span> Clemens papa subm<text:span text:style-name="amh_5f_dev_5f_abbr">er</text:span>sus fuit<text:span text:style-name="Appel_20_note_20_de_20_bas_20_de_20_p."><text:note text:id="ftn19" text:note-class="footnote"><text:note-citation>19</text:note-citation><text:note-body><text:p text:style-name="Footnote">submersus fuit Li U Wo : submergitur Deluz</text:p></text:note-body></text:note></text:span> <text:span text:style-name="amh_5f_dev_5f_abbr">pro</text:span>pe <text:span text:style-name="amh_5f_ancre_5f_index_5f_locorum">Cersona</text:span>Cersonam<text:span text:style-name="Appel_20_note_20_de_20_bas_20_de_20_p."><text:note text:id="ftn20" text:note-class="footnote"><text:note-citation>20</text:note-citation><text:note-body><text:p text:style-name="Footnote">Cersonam Li U Deluz : Tersonam Wo</text:p></text:note-body></text:note></text:span>, et h<text:span text:style-name="amh_5f_dev_5f_abbr">ab</text:span>itaculu<text:span text:style-name="amh_5f_dev_5f_abbr">m</text:span> martiri in modu<text:span text:style-name="amh_5f_dev_5f_abbr">m</text:span> te<text:span text:style-name="amh_5f_dev_5f_abbr">m</text:span>pli marmorei manib<text:span text:style-name="amh_5f_dev_5f_abbr">us</text:span> a<text:span text:style-name="amh_5f_dev_5f_abbr">n</text:span>gelicis<text:span text:style-name="Appel_20_note_20_de_20_bas_20_de_20_p."><text:note text:id="ftn21" text:note-class="footnote"><text:note-citation>21</text:note-citation><text:note-body><text:p text:style-name="Footnote">manibus angelicis Li U Wo : angelicis manibus Deluz</text:p></text:note-body></text:note></text:span> co<text:span text:style-name="amh_5f_dev_5f_abbr">n</text:span>structu<text:span text:style-name="amh_5f_dev_5f_abbr">m</text:span> est<text:span text:style-name="Appel_20_note_20_de_20_bas_20_de_20_p."><text:note text:id="ftn22" text:note-class="footnote"><text:note-citation>22</text:note-citation><text:note-body><text:p text:style-name="Footnote">constructum est Li : preparatum est Deo iubente U | preparatur Wo Deluz</text:p></text:note-body></text:note></text:span>. Est aliud mare uersus oriente<text:span text:style-name="amh_5f_dev_5f_abbr">m</text:span> ultra ciuitate<text:span text:style-name="amh_5f_dev_5f_abbr">m</text:span> <text:span text:style-name="amh_5f_ancre_5f_index_5f_locorum">Sara</text:span>Sara, qua<text:span text:style-name="amh_5f_dev_5f_abbr">m</text:span> tenet Tartarius de <office:annotation office:name="3" loext:resolved="false"><dc:creator>Alexandre Moret Houplon</dc:creator><dc:date>2026-01-09T12:05:00</dc:date><text:p text:style-name="Comment">Graphie fautive mais ne nuit pas à la compréhension du texte.</text:p><text:p text:style-name="Comment"><text:span text:style-name="T1">En quoi est-ce fautif (après de, on peut avoir un ablatif).</text:span></text:p></office:annotation><text:span text:style-name="amh_5f_ancre_5f_index_5f_locorum">Guinama</text:span>Guinama<office:annotation-end office:name="3"/><text:span text:style-name="Appel_20_note_20_de_20_bas_20_de_20_p."><text:note text:id="ftn23" text:note-class="footnote"><text:note-citation>23</text:note-citation><text:note-body><text:p text:style-name="Footnote">quam tenet Tartarius de Guinama Li : quam tenent Tartari de Cumania Wo | quam tenet Tartarus de Cumania Deluz</text:p></text:note-body></text:note></text:span>, <text:span text:style-name="amh_5f_dev_5f_abbr">et</text:span> di<text:span text:style-name="amh_5f_dev_5f_abbr">citur</text:span> mare <text:span text:style-name="amh_5f_ancre_5f_index_5f_locorum">Caspium(mare)</text:span>Caspiu<text:span text:style-name="amh_5f_dev_5f_abbr">m</text:span><text:span text:style-name="amh_5f_dev_5f_abbr"><text:span text:style-name="T4"><text:note text:id="ftn24" text:note-class="footnote"><text:note-citation>24</text:note-citation><text:note-body><text:p text:style-name="Footnote">et dicitur mare Caspium Li : quod Caspium dicitur Wo Deluz</text:p></text:note-body></text:note></text:span></text:span>, q<text:span text:style-name="amh_5f_dev_5f_abbr">uo</text:span>d<text:span text:style-name="Appel_20_note_20_de_20_bas_20_de_20_p."><text:note text:id="ftn25" text:note-class="footnote"><text:note-citation>25</text:note-citation><text:note-body><text:p text:style-name="Footnote">quod Li : hoc Wo</text:p></text:note-body></text:note></text:span> nec <text:span text:style-name="amh_5f_ancre_5f_index_5f_locorum">Occeanus</text:span>Occeano, nec <text:span text:style-name="amh_5f_ancre_5f_index_5f_locorum">Mediterraneum (mare)</text:span>Medit<text:span text:style-name="amh_5f_dev_5f_abbr">er</text:span>raneo, nec <text:span text:style-name="amh_5f_ancre_5f_index_5f_locorum">Ponticum (mare)</text:span>Po<text:span text:style-name="amh_5f_dev_5f_abbr">n</text:span>tico mari aliquo appare<text:span text:style-name="amh_5f_dev_5f_abbr">n</text:span>ti bracio copulatur. Asseru<text:span text:style-name="amh_5f_dev_5f_abbr">n</text:span>t t<text:span text:style-name="amh_5f_dev_5f_abbr">ame</text:span>n aliqui q<text:span text:style-name="amh_5f_dev_5f_abbr">u</text:span>ibusda<text:span text:style-name="amh_5f_dev_5f_abbr">m</text:span> nixi experie<text:span text:style-name="amh_5f_dev_5f_abbr">n</text:span>tis<text:span text:style-name="Appel_20_note_20_de_20_bas_20_de_20_p."><text:note text:id="ftn26" text:note-class="footnote"><text:note-citation>26</text:note-citation><text:note-body><text:p text:style-name="Footnote">Asserunt tamen aliqui quibusdam nixi experientis Li : Asserunt tamen quidam Wo Deluz</text:p></text:note-body></text:note></text:span> q<text:span text:style-name="amh_5f_dev_5f_abbr">uod</text:span> per <office:annotation office:name="5" loext:resolved="false"><dc:creator>Alexandre Moret Houplon</dc:creator><dc:date>2026-01-09T12:06:00</dc:date><text:p text:style-name="Comment">À part le Du Cange, aucun dictionnaire n’a d’entrée pour subterratus en tant qu’adjectif. Par contre, on trouve une entrée subterrare dans le Niermeyer (et dans le Du Cange).</text:p><text:p text:style-name="Comment">Du Cange atteste l’usage de l’adjectif dans un traité de nécromancie conservé à la BNF</text:p><text:p text:style-name="Comment"><text:a xlink:href="http://ducange.enc.sorbonne.fr/subterratus" office:target-frame-name="_top" xlink:type="simple">http://ducange.enc.sorbonne.fr/subterratus</text:a></text:p><text:p text:style-name="Comment"><text:span text:style-name="T1">L’usage des participes passés comme adjectifs me semble assez courant et le sens est assez évident ici.</text:span></text:p></office:annotation>subterratu<text:span text:style-name="amh_5f_dev_5f_abbr">m</text:span><office:annotation-end office:name="5"/> gurgite<text:span text:style-name="amh_5f_dev_5f_abbr">m</text:span><text:span text:style-name="amh_5f_dev_5f_abbr"><text:span text:style-name="T4"><text:note text:id="ftn27" text:note-class="footnote"><text:note-citation>27</text:note-citation><text:note-body><text:p text:style-name="Footnote"><text:span text:style-name="Police_20_par_20_défaut"><text:span text:style-name="T3">per subterratum gurgitem Li : per gurgitem subterraneam Wo Deluz</text:span></text:span></text:p></text:note-body></text:note></text:span></text:span><text:span text:style-name="Police_20_par_20_défaut"><text:span text:style-name="T6"> </text:span></text:span><text:span text:style-name="amh_5f_ancre_5f_index_5f_locorum">Ponticum (mare)</text:span>Po<text:span text:style-name="amh_5f_dev_5f_abbr">n</text:span>tico<text:span text:style-name="Appel_20_note_20_de_20_bas_20_de_20_p."><text:note text:id="ftn28" text:note-class="footnote"><text:note-citation>28</text:note-citation><text:note-body><text:p text:style-name="Footnote"><text:span text:style-name="Police_20_par_20_défaut"><text:span text:style-name="T3">Pontico Li : mari Pontico Wo Deluz</text:span></text:span></text:p></text:note-body></text:note></text:span><text:span text:style-name="Police_20_par_20_défaut"><text:span text:style-name="T2">,</text:span></text:span> q<text:span text:style-name="amh_5f_dev_5f_abbr">uo</text:span>d sibi <text:span text:style-name="amh_5f_dev_5f_abbr">pro</text:span>pi<text:span text:style-name="amh_5f_dev_5f_abbr">n</text:span>qui<text:span text:style-name="amh_5f_dev_5f_abbr">us</text:span><text:span text:style-name="amh_5f_dev_5f_abbr"><text:span text:style-name="T4"><text:note text:id="ftn29" text:note-class="footnote"><text:note-citation>29</text:note-citation><text:note-body><text:p text:style-name="Footnote"><text:span text:style-name="Police_20_par_20_défaut"><text:span text:style-name="T3">propinquius Li Deluz : propinquus Wo</text:span></text:span></text:p></text:note-body></text:note></text:span></text:span> est et <text:span text:style-name="amh_5f_dev_5f_abbr">per</text:span> <text:span text:style-name="amh_5f_dev_5f_abbr">conseque</text:span>ns aliis marib<text:span text:style-name="amh_5f_dev_5f_abbr">us</text:span><text:span text:style-name="amh_5f_dev_5f_abbr"><text:span text:style-name="T4"><text:note text:id="ftn30" text:note-class="footnote"><text:note-citation>30</text:note-citation><text:note-body><text:p text:style-name="Footnote"><text:span text:style-name="Police_20_par_20_défaut"><text:span text:style-name="T3">aliis maribus Li : ceteris maribus Wo Deluz</text:span></text:span></text:p></text:note-body></text:note></text:span></text:span><text:span text:style-name="Police_20_par_20_défaut"><text:span text:style-name="T6"> </text:span></text:span>co<text:span text:style-name="amh_5f_dev_5f_abbr">n</text:span>tinuat<text:span text:style-name="amh_5f_dev_5f_abbr">ur</text:span><text:span text:style-name="amh_5f_dev_5f_abbr"><text:span text:style-name="T4"><text:note text:id="ftn31" text:note-class="footnote"><text:note-citation>31</text:note-citation><text:note-body><text:p text:style-name="Footnote"><text:span text:style-name="Police_20_par_20_défaut"><text:span text:style-name="T3">est aliud mare uersus orientem… continuatur Li Wo Deluz : om. </text:span></text:span>U</text:p></text:note-body></text:note></text:span></text:span>.</text:p>
      <text:p text:style-name="amh_5f_paragraphe">Hoc <text:span text:style-name="amh_5f_ancre_5f_index_5f_locorum">Bracium sancti Georgii</text:span>braciu<text:span text:style-name="amh_5f_dev_5f_abbr">m</text:span> s<text:span text:style-name="amh_5f_dev_5f_abbr">an</text:span>cti Georgii, q<text:span text:style-name="amh_5f_dev_5f_abbr">uo</text:span>d diximus<text:span text:style-name="Appel_20_note_20_de_20_bas_20_de_20_p."><text:note text:id="ftn32" text:note-class="footnote"><text:note-citation>32</text:note-citation><text:note-body><text:p text:style-name="Footnote">quod diximus Li : de quo dixi Wo Deluz | om. U</text:p></text:note-body></text:note></text:span>, diuidit <text:span text:style-name="amh_5f_ancre_5f_index_5f_locorum">Europa</text:span>Europa<text:span text:style-name="amh_5f_dev_5f_abbr">m</text:span> <text:span text:style-name="amh_5f_dev_5f_abbr">et</text:span> <text:span text:style-name="amh_5f_ancre_5f_index_5f_locorum">Asia minor</text:span>Asia<text:span text:style-name="amh_5f_dev_5f_abbr">m</text:span> minore<text:span text:style-name="amh_5f_dev_5f_abbr">m</text:span> q<text:span text:style-name="amh_5f_dev_5f_abbr">ue,</text:span> <text:span text:style-name="amh_5f_dev_5f_abbr">pro</text:span>fecto ut cronice sepe ta<text:span text:style-name="amh_5f_dev_5f_abbr">n</text:span>gunt<text:span text:style-name="Appel_20_note_20_de_20_bas_20_de_20_p."><text:note text:id="ftn33" text:note-class="footnote"><text:note-citation>33</text:note-citation><text:note-body><text:p text:style-name="Footnote">profecto ut cronice sepe tangunt Li : om. U Wo Deluz</text:p></text:note-body></text:note></text:span>, maioris Asie <text:span text:style-name="amh_5f_dev_5f_abbr">pro</text:span>uincia est. Hoc aut<text:span text:style-name="amh_5f_dev_5f_abbr">em</text:span> <text:span text:style-name="amh_5f_ancre_5f_index_5f_locorum">Bracium sancti Georgii</text:span>braciu<text:span text:style-name="amh_5f_dev_5f_abbr">m</text:span> uulgarit<text:span text:style-name="amh_5f_dev_5f_abbr">er</text:span> bucca Co<text:span text:style-name="amh_5f_dev_5f_abbr">n</text:span>stantinopolitana di<text:span text:style-name="amh_5f_dev_5f_abbr">citur</text:span>, eo q<text:span text:style-name="amh_5f_dev_5f_abbr">uod</text:span> su<text:span text:style-name="amh_5f_dev_5f_abbr">per</text:span> ipsu<text:span text:style-name="amh_5f_dev_5f_abbr">m</text:span> in littore <text:span text:style-name="amh_5f_ancre_5f_index_5f_locorum">Europa</text:span>Europe egregia metropolis <text:span text:style-name="amh_5f_ancre_5f_index_5f_locorum">Constantinopolis</text:span>Co<text:span text:style-name="amh_5f_dev_5f_abbr">n</text:span>stantinopol<text:span text:style-name="amh_5f_dev_5f_abbr">is</text:span> sita est, q<text:span text:style-name="amh_5f_dev_5f_abbr">ue</text:span> et noua <text:span text:style-name="amh_5f_ancre_5f_index_5f_locorum">Roma</text:span>Roma di<text:span text:style-name="amh_5f_dev_5f_abbr">citur</text:span><text:span text:style-name="Appel_20_note_20_de_20_bas_20_de_20_p."><text:note text:id="ftn34" text:note-class="footnote"><text:note-citation>34</text:note-citation><text:note-body><text:p text:style-name="Footnote">metropolis Constantinopolis sita est, que et noua Roma dicitur Li : ciuitas est Constantinopolis situata est, que noua Roma dicitur U | ciuitas est Constantinopolis, que et noua Roma dicitur, situata Wo | ciuitas Constantinopolis, que et noua Roma dicitur, situata sit Deluz</text:p></text:note-body></text:note></text:span>.<office:annotation office:name="6" loext:resolved="false"><dc:creator>Alexandre Moret Houplon</dc:creator><dc:date>2026-01-09T12:02:00</dc:date><text:p text:style-name="Comment">Apparat critique fait jusque ici.</text:p></office:annotation> <office:annotation-end office:name="6"/>Hec ciuitas sole<text:span text:style-name="amh_5f_dev_5f_abbr">m</text:span>pnissima in optimo mu<text:span text:style-name="amh_5f_dev_5f_abbr">n</text:span>di loco<text:span text:style-name="Police_20_par_20_défaut"><text:span text:style-name="T2">,</text:span></text:span> ta<text:span text:style-name="amh_5f_dev_5f_abbr">m</text:span> ra<text:span text:style-name="amh_5f_dev_5f_abbr">tione</text:span> aeris<text:span text:style-name="Police_20_par_20_défaut"><text:span text:style-name="T2">,</text:span></text:span> maris<text:span text:style-name="Police_20_par_20_défaut"><text:span text:style-name="T2">,</text:span></text:span> t<text:span text:style-name="amh_5f_dev_5f_abbr">er</text:span>re<text:span text:style-name="Police_20_par_20_défaut"><text:span text:style-name="T2">,</text:span></text:span> uinoru<text:span text:style-name="amh_5f_dev_5f_abbr">m</text:span> bonoru<text:span text:style-name="amh_5f_dev_5f_abbr">m</text:span>q<text:span text:style-name="amh_5f_dev_5f_abbr">ue</text:span> omn<text:span text:style-name="amh_5f_dev_5f_abbr">ium</text:span> co<text:span text:style-name="amh_5f_dev_5f_abbr">n</text:span>fluentia locata est, portu<text:span text:style-name="amh_5f_dev_5f_abbr">m</text:span> ha<text:span text:style-name="amh_5f_dev_5f_abbr">be</text:span>t optimu<text:span text:style-name="amh_5f_dev_5f_abbr">m</text:span> et maxi<text:span text:style-name="amh_5f_dev_5f_abbr">mu</text:span>m, muris ualidissimis ci<text:span text:style-name="amh_5f_dev_5f_abbr">n</text:span>gitur, figura pacens triangulari, cui<text:span text:style-name="amh_5f_dev_5f_abbr">us</text:span> duo latera u<text:span text:style-name="amh_5f_dev_5f_abbr">e</text:span>rsus mare su<text:span text:style-name="amh_5f_dev_5f_abbr">n</text:span>t et t<text:span text:style-name="amh_5f_dev_5f_abbr">er</text:span>tiu<text:span text:style-name="amh_5f_dev_5f_abbr">m</text:span> uersus terra<text:span text:style-name="amh_5f_dev_5f_abbr">m</text:span>.</text:p>
      <text:p text:style-name="amh_5f_paragraphe">I<text:span text:style-name="amh_5f_dev_5f_abbr">n</text:span> hac ciuitate multe su<text:span text:style-name="amh_5f_dev_5f_abbr">n</text:span>t ecclesie et fueru<text:span text:style-name="amh_5f_dev_5f_abbr">n</text:span>t plures ultra modu<text:span text:style-name="amh_5f_dev_5f_abbr">m</text:span> pulcre, opere musa<text:span text:style-name="Police_20_par_20_défaut"><text:span text:style-name="T2">ï</text:span></text:span>co, marmorib<text:span text:style-name="amh_5f_dev_5f_abbr">us</text:span> et singulari modo co<text:span text:style-name="amh_5f_dev_5f_abbr">n</text:span>structure mirabiles, pluraq<text:span text:style-name="amh_5f_dev_5f_abbr">ue</text:span> sunt palatia p<text:span text:style-name="amh_5f_dev_5f_abbr">u</text:span>lc<text:span text:style-name="amh_5f_dev_5f_abbr">er</text:span>rima i<text:span text:style-name="amh_5f_dev_5f_abbr">n</text:span> eadem. Tenet t<text:span text:style-name="amh_5f_dev_5f_abbr">ame</text:span>n p<text:span text:style-name="amh_5f_dev_5f_abbr">r</text:span>incipatum i<text:span text:style-name="amh_5f_dev_5f_abbr">n</text:span> ip<text:span text:style-name="amh_5f_dev_5f_abbr">s</text:span>a ciuitate <text:span text:style-name="amh_5f_ancre_5f_index_5f_locorum">Ecclesia Sancte Sophie</text:span>eccl<text:span text:style-name="amh_5f_dev_5f_abbr">esi</text:span>a s<text:span text:style-name="amh_5f_dev_5f_abbr">an</text:span>cte Sophie, id est sapie<text:span text:style-name="amh_5f_dev_5f_abbr">n</text:span>tie q<text:span text:style-name="amh_5f_dev_5f_abbr">u</text:span>i <text:span text:style-name="amh_5f_dev_5f_abbr">Christu</text:span>s est. Qua<text:span text:style-name="amh_5f_dev_5f_abbr">m</text:span> <text:span text:style-name="amh_5f_ancre_5f_index_5f_nominum">Iustinianus</text:span>Iustinian<text:span text:style-name="amh_5f_dev_5f_abbr">u</text:span>s imperator sanctissim<text:span text:style-name="amh_5f_dev_5f_abbr">us</text:span> fu<text:span text:style-name="amh_5f_dev_5f_abbr">n</text:span>dauit et mirab<text:span text:style-name="amh_5f_dev_5f_abbr">i</text:span>l<text:span text:style-name="amh_5f_dev_5f_abbr">ite</text:span>r <text:span text:style-name="Police_20_par_20_défaut"><text:span text:style-name="T2">s</text:span></text:span>i<text:span text:style-name="amh_5f_dev_5f_abbr">n</text:span>gularib<text:span text:style-name="amh_5f_dev_5f_abbr">us</text:span> p<text:span text:style-name="amh_5f_dev_5f_abbr">re</text:span>rogatiuis <text:span text:style-name="amh_5f_corr_5f_ed">et</text:span> p<text:span text:style-name="amh_5f_dev_5f_abbr">re</text:span>coniis decorauit. Arbitror aut<text:span text:style-name="amh_5f_dev_5f_abbr">em</text:span> q<text:span text:style-name="amh_5f_dev_5f_abbr">uod</text:span> sub celo, a co<text:span text:style-name="amh_5f_dev_5f_abbr">n</text:span>dito orbe, non fuit tale edificiu<text:span text:style-name="amh_5f_dev_5f_abbr">m</text:span> co<text:span text:style-name="amh_5f_dev_5f_abbr">m</text:span>pletu<text:span text:style-name="amh_5f_dev_5f_abbr">m</text:span> in nobilitate uidel<text:span text:style-name="amh_5f_dev_5f_abbr">icet</text:span> et magnitudine<text:span text:style-name="Police_20_par_20_défaut"><text:span text:style-name="T2">,</text:span></text:span> cet<text:span text:style-name="amh_5f_dev_5f_abbr">er</text:span>is <office:annotation office:name="8" loext:resolved="false"><dc:creator>Microsoft Office User</dc:creator><dc:date>2026-01-17T15:38:00</dc:date><text:p text:style-name="Comment"><text:span text:style-name="T1">= toutes choses étant égales par ailleurs ; expression à mettre entre virgules.</text:span></text:p></office:annotation>parib<text:span text:style-name="amh_5f_dev_5f_abbr">us</text:span><office:annotation-end office:name="8"/><text:span text:style-name="amh_5f_dev_5f_abbr"><text:span text:style-name="T2">,</text:span></text:span> equ<text:span text:style-name="amh_5f_dev_5f_abbr">es</text:span> parandum. [f237r]In ista ergo p<text:span text:style-name="amh_5f_dev_5f_abbr">re</text:span>tiosissima eccl<text:span text:style-name="amh_5f_dev_5f_abbr">esi</text:span>a est ymago im<text:span text:style-name="amh_5f_dev_5f_abbr">per</text:span>atoris <text:span text:style-name="amh_5f_ancre_5f_index_5f_nominum">Iustinianus</text:span>Iustiniani, eques<text:span text:style-name="Police_20_par_20_défaut"><text:span text:style-name="T2">,</text:span></text:span> <text:span text:style-name="amh_5f_dev_5f_abbr">et</text:span> de ere fusa, im<text:span text:style-name="amh_5f_dev_5f_abbr">per</text:span>iali eminens dignitate, corona deaurata maxi<text:span text:style-name="amh_5f_dev_5f_abbr">m</text:span>e q<text:span text:style-name="amh_5f_dev_5f_abbr">u</text:span>antitatis i<text:span text:style-name="amh_5f_dev_5f_abbr">n</text:span>signita, in manu sinistra pomu<text:span text:style-name="amh_5f_dev_5f_abbr">m</text:span> q<text:span text:style-name="amh_5f_dev_5f_abbr">uo</text:span>d orbe<text:span text:style-name="amh_5f_dev_5f_abbr">m</text:span> rep<text:span text:style-name="amh_5f_dev_5f_abbr">rese</text:span>ntat<text:span text:style-name="Police_20_par_20_défaut"><text:span text:style-name="T2">,</text:span></text:span> cruce su<text:span text:style-name="amh_5f_dev_5f_abbr">per</text:span>posita<text:span text:style-name="Police_20_par_20_défaut"><text:span text:style-name="T2">,</text:span></text:span> tenens, dext<text:span text:style-name="amh_5f_dev_5f_abbr">e</text:span>ra<text:span text:style-name="amh_5f_dev_5f_abbr">m</text:span>q<text:span text:style-name="amh_5f_dev_5f_abbr">ue</text:span> co<text:span text:style-name="amh_5f_dev_5f_abbr">n</text:span>tra oriente<text:span text:style-name="amh_5f_dev_5f_abbr">m</text:span> leuans ad modu<text:span text:style-name="amh_5f_dev_5f_abbr">m</text:span> p<text:span text:style-name="amh_5f_dev_5f_abbr">r</text:span>incipis minas rebellib<text:span text:style-name="amh_5f_dev_5f_abbr">us</text:span> appone<text:span text:style-name="amh_5f_dev_5f_abbr">n</text:span>tis. Statua, su<text:span text:style-name="amh_5f_dev_5f_abbr">per</text:span> qua<text:span text:style-name="amh_5f_dev_5f_abbr">m</text:span> ymago posita est, altissima existit ex petris magnis et cernento fortissimo glutinata.</text:p>
      <text:p text:style-name="amh_5f_paragraphe"><text:soft-page-break/>In hac sa<text:span text:style-name="amh_5f_dev_5f_abbr">n</text:span>ctissima urbe, uidi<text:span text:style-name="Police_20_par_20_défaut"><text:span text:style-name="T2">,</text:span></text:span> de lice<text:span text:style-name="amh_5f_dev_5f_abbr">n</text:span>tia <text:span text:style-name="amh_5f_dev_5f_abbr">et</text:span> p<text:span text:style-name="amh_5f_dev_5f_abbr">re</text:span>cepto i<text:span text:style-name="amh_5f_dev_5f_abbr">mper</text:span>atoris<text:span text:style-name="Police_20_par_20_défaut"><text:span text:style-name="T2">,</text:span></text:span> magna<text:span text:style-name="amh_5f_dev_5f_abbr">m</text:span> <text:span text:style-name="amh_5f_dev_5f_abbr">par</text:span>te<text:span text:style-name="amh_5f_dev_5f_abbr">m</text:span> crucis d<text:span text:style-name="amh_5f_dev_5f_abbr">omi</text:span>nice et tunica<text:span text:style-name="amh_5f_dev_5f_abbr">m</text:span> D<text:span text:style-name="amh_5f_dev_5f_abbr">omi</text:span>ni <office:annotation office:name="10" loext:resolved="false"><dc:creator>Microsoft Office User</dc:creator><dc:date>2026-01-17T15:46:00</dc:date><text:p text:style-name="Comment"><text:span text:style-name="T1">Sans couture : les reliques sont celles du Christ (la vraie croix et la tunique sans couture que les soldats jouent aux dés pour éviter de la déchirer).</text:span></text:p></office:annotation>i<text:span text:style-name="amh_5f_dev_5f_abbr">ncon</text:span>sutile<text:span text:style-name="amh_5f_dev_5f_abbr">m</text:span><office:annotation-end office:name="10"/>. Item spongia<text:span text:style-name="amh_5f_dev_5f_abbr">m,</text:span> calamu<text:span text:style-name="amh_5f_dev_5f_abbr">m,</text:span> unu<text:span text:style-name="amh_5f_dev_5f_abbr">m</text:span> clauu<text:span text:style-name="amh_5f_dev_5f_abbr">m</text:span> <text:span text:style-name="Police_20_par_20_défaut"><text:span text:style-name="T2">D</text:span></text:span><office:annotation office:name="11" loext:resolved="false"><dc:creator>Microsoft Office User</dc:creator><dc:date>2026-01-17T15:49:00</dc:date><text:p text:style-name="Comment"><text:span text:style-name="T1">Un clou [de la croix] du Seigneur (Domini, avec majuscule). L’éponge et le roseau sont ceux qui ont servi à donner du vinaigre au Christ sur la croix.</text:span></text:p></office:annotation><text:span text:style-name="amh_5f_dev_5f_abbr">omi</text:span>ni<office:annotation-end office:name="11"/> et corp<text:span text:style-name="amh_5f_dev_5f_abbr">us</text:span> b<text:span text:style-name="amh_5f_dev_5f_abbr">ea</text:span>ti <text:span text:style-name="amh_5f_ancre_5f_index_5f_nominum">Iohannes Crisostomi</text:span>Ioh<text:span text:style-name="amh_5f_dev_5f_abbr">ann</text:span>is Crisostomi et plures alias s<text:span text:style-name="amh_5f_dev_5f_abbr">an</text:span>ctoru<text:span text:style-name="amh_5f_dev_5f_abbr">m</text:span> uen<text:span text:style-name="amh_5f_dev_5f_abbr">er</text:span>andas reliquias.</text:p>
      <text:p text:style-name="amh_5f_paragraphe">Ubi uero hoc <text:span text:style-name="amh_5f_ancre_5f_index_5f_locorum">Bracium sancti Georgii</text:span>braciu<text:span text:style-name="amh_5f_dev_5f_abbr">m</text:span> i<text:span text:style-name="amh_5f_dev_5f_abbr">n</text:span>cipit de mari aut deriuari a mari <text:span text:style-name="amh_5f_ancre_5f_index_5f_locorum">Mediterraneum (mare)</text:span>Medit<text:span text:style-name="amh_5f_dev_5f_abbr">er</text:span>raneo sup<text:span text:style-name="amh_5f_dev_5f_abbr">r</text:span>a <office:annotation office:name="12" loext:resolved="false"><dc:creator>Microsoft Office User</dc:creator><dc:date>2026-01-17T15:52:00</dc:date><text:p text:style-name="Comment"><text:span text:style-name="T1">Même remarque que plus haut ; il ne devrait y avoir qu’un seul t (en tous cas en latin classique). Mais il est vrai qu’ne français littoral prend deux t.</text:span></text:p></office:annotation>littus<office:annotation-end office:name="12"/> <text:span text:style-name="amh_5f_ancre_5f_index_5f_locorum">Asia minor</text:span>Asie minoris, fuit <text:span text:style-name="amh_5f_ancre_5f_index_5f_locorum">Troia</text:span>Troia illa a<text:span text:style-name="amh_5f_dev_5f_abbr">n</text:span>tiqua et potens ciuitas <text:span text:style-name="amh_5f_dev_5f_abbr">con</text:span>stituta. P<text:span text:style-name="amh_5f_dev_5f_abbr">u</text:span>lcru<text:span text:style-name="amh_5f_dev_5f_abbr">m</text:span> locu<text:span text:style-name="amh_5f_dev_5f_abbr">m</text:span> h<text:span text:style-name="amh_5f_dev_5f_abbr">ab</text:span>ebat et planu<text:span text:style-name="amh_5f_dev_5f_abbr">m,</text:span> <text:span text:style-name="amh_5f_dev_5f_abbr">et</text:span> aspectu<text:span text:style-name="amh_5f_dev_5f_abbr">m</text:span> u<text:span text:style-name="amh_5f_dev_5f_abbr">er</text:span>sus maris latitudine<text:span text:style-name="amh_5f_dev_5f_abbr">m</text:span> gratiosu<text:span text:style-name="amh_5f_dev_5f_abbr">m</text:span>. Portu<text:span text:style-name="amh_5f_dev_5f_abbr">m</text:span> bonu<text:span text:style-name="amh_5f_dev_5f_abbr">m</text:span> non u<text:span text:style-name="amh_5f_dev_5f_abbr">idetu</text:span>r h<text:span text:style-name="amh_5f_dev_5f_abbr">ab</text:span>uisse s<text:span text:style-name="amh_5f_dev_5f_abbr">ed</text:span> i<text:span text:style-name="amh_5f_dev_5f_abbr">n</text:span> quoda<text:span text:style-name="amh_5f_dev_5f_abbr">m</text:span> <office:annotation office:name="14" loext:resolved="false"><dc:creator>Microsoft Office User</dc:creator><dc:date>2026-01-17T18:25:00</dc:date><text:p text:style-name="Comment"><text:span text:style-name="T1">Je ne comprends pas bien le nominatif de ce mot. Ou alors il manque un verbe (il y a </text:span><text:span text:style-name="T7">influens, </text:span><text:span text:style-name="T1">mais la forme n’est pas conjuguée).</text:span></text:p></office:annotation>fluuius<office:annotation-end office:name="14"/>, mare contra ipsu<text:span text:style-name="amh_5f_dev_5f_abbr">m</text:span> i<text:span text:style-name="amh_5f_dev_5f_abbr">n</text:span>fluens, aliqua nauigia pot<text:span text:style-name="amh_5f_dev_5f_abbr">er</text:span>ant <text:span text:style-name="amh_5f_dev_5f_abbr">con</text:span>seruari. <text:span text:style-name="amh_5f_dev_5f_abbr">Pro</text:span>pt<text:span text:style-name="amh_5f_dev_5f_abbr">er</text:span> uetustate<text:span text:style-name="amh_5f_dev_5f_abbr">m</text:span> t<text:span text:style-name="amh_5f_dev_5f_abbr">em</text:span>p<text:span text:style-name="amh_5f_dev_5f_abbr">or</text:span>is tante ta<text:span text:style-name="amh_5f_dev_5f_abbr">m</text:span> famoseq<text:span text:style-name="amh_5f_dev_5f_abbr">ue</text:span> ciuitatis aliqua uestigia uix su<text:span text:style-name="amh_5f_dev_5f_abbr">per</text:span>su<text:span text:style-name="amh_5f_dev_5f_abbr">n</text:span>t. Sic <text:span text:style-name="amh_5f_dev_5f_abbr">i</text:span>g<text:span text:style-name="amh_5f_dev_5f_abbr">itu</text:span>r <text:span text:style-name="amh_5f_dev_5f_abbr">pro</text:span>spero nauigio annuente<text:span text:style-name="Appel_20_note_20_de_20_bas_20_de_20_p."><text:note text:id="ftn35" text:note-class="footnote"><text:note-citation>35</text:note-citation><text:note-body><text:p text:style-name="Footnote"/></text:note-body></text:note></text:span> ac nimiru<text:span text:style-name="amh_5f_dev_5f_abbr">m</text:span> dirigente d<text:span text:style-name="amh_5f_dev_5f_abbr">omi</text:span>no ad has p<text:span text:style-name="amh_5f_dev_5f_abbr">ar</text:span>tes <text:span text:style-name="amh_5f_ancre_5f_index_5f_locorum">Troia</text:span>Troie <text:span text:style-name="amh_5f_dev_5f_abbr">per</text:span>ueni, postq<text:span text:style-name="amh_5f_dev_5f_abbr">u</text:span>a<text:span text:style-name="amh_5f_dev_5f_abbr">m</text:span> de ciuitate <text:span text:style-name="amh_5f_ancre_5f_index_5f_locorum">Naulum</text:span>Nauli <text:span text:style-name="amh_5f_dev_5f_abbr">pro</text:span>cedendo <text:span text:style-name="amh_5f_dev_5f_abbr">per</text:span>lustraui littora <text:span text:style-name="amh_5f_ancre_5f_index_5f_locorum">Lombardia</text:span>Lombardie, <office:annotation office:name="15" loext:resolved="false"><dc:creator>Microsoft Office User</dc:creator><dc:date>2026-01-17T18:32:00</dc:date><text:p text:style-name="Comment"><text:span text:style-name="T8">Pourquoi pas un génitif (comme les autres lieux de cette énumération) ?</text:span></text:p></office:annotation><text:span text:style-name="amh_5f_ancre_5f_index_5f_locorum">Tuscia</text:span>Tuscia<office:annotation-end office:name="15"/>, <text:span text:style-name="amh_5f_ancre_5f_index_5f_locorum">Campania</text:span>Ca<text:span text:style-name="amh_5f_dev_5f_abbr">m</text:span>panie, <text:span text:style-name="amh_5f_ancre_5f_index_5f_locorum">Calabria</text:span>Calabrie, <text:span text:style-name="amh_5f_ancre_5f_index_5f_locorum">Apulia</text:span>Apulie, et tra<text:span text:style-name="amh_5f_dev_5f_abbr">n</text:span>siui famosas <text:span text:style-name="amh_5f_ancre_5f_index_5f_locorum">Italia</text:span>Italie i<text:span text:style-name="amh_5f_dev_5f_abbr">n</text:span>sulas <text:span text:style-name="Police_20_par_20_défaut"><text:span text:style-name="T2">:</text:span></text:span> <office:annotation office:name="16" loext:resolved="false"><dc:creator>Microsoft Office User</dc:creator><dc:date>2026-01-17T18:31:00</dc:date><text:p text:style-name="Comment"><text:span text:style-name="T8">Pourquoi ce pluriel ? Ce devrait être Corsicam (comme Sardiniam) ?</text:span></text:p></office:annotation><text:span text:style-name="amh_5f_ancre_5f_index_5f_locorum">Corsica</text:span>Corsic<text:span text:style-name="Police_20_par_20_défaut"><text:span text:style-name="T5">a</text:span></text:span><text:span text:style-name="amh_5f_dev_5f_abbr"><text:span text:style-name="T5">s</text:span></text:span><office:annotation-end office:name="16"/><text:span text:style-name="amh_5f_dev_5f_abbr">,</text:span> <text:span text:style-name="amh_5f_ancre_5f_index_5f_locorum">Sardinia</text:span>Sardinia<text:span text:style-name="amh_5f_dev_5f_abbr">m</text:span> et <text:span text:style-name="amh_5f_ancre_5f_index_5f_locorum"><text:s/>Sicilia</text:span>Siciliam.</text:p>
      <text:p text:style-name="amh_5f_paragraphe">Et postq<text:span text:style-name="amh_5f_dev_5f_abbr">u</text:span>a<text:span text:style-name="amh_5f_dev_5f_abbr">m</text:span> tra<text:span text:style-name="amh_5f_dev_5f_abbr">n</text:span>siui sinu<text:span text:style-name="amh_5f_dev_5f_abbr">m</text:span> seu mare <text:span text:style-name="amh_5f_ancre_5f_index_5f_locorum">Adriaticum</text:span>Adriaticu<text:span text:style-name="amh_5f_dev_5f_abbr">m</text:span>, q<text:span text:style-name="amh_5f_dev_5f_abbr">uo</text:span>d hodie gulfis <text:span text:style-name="amh_5f_ancre_5f_index_5f_locorum">Venetiae</text:span>Venetiaru<text:span text:style-name="amh_5f_dev_5f_abbr">m</text:span> d<text:span text:style-name="amh_5f_dev_5f_abbr">icitu</text:span>r, qui sin<text:span text:style-name="amh_5f_dev_5f_abbr">us</text:span> admodu<text:span text:style-name="amh_5f_dev_5f_abbr">m</text:span> te<text:span text:style-name="amh_5f_dev_5f_abbr">m</text:span>pestuosus, diuidens <text:span text:style-name="amh_5f_ancre_5f_index_5f_locorum">Italia</text:span>Italia<text:span text:style-name="amh_5f_dev_5f_abbr">m</text:span> <text:span text:style-name="amh_5f_dev_5f_abbr">et</text:span> <text:span text:style-name="amh_5f_ancre_5f_index_5f_locorum">Grecia</text:span>Grecia<text:span text:style-name="amh_5f_dev_5f_abbr">m</text:span> i<text:span text:style-name="amh_5f_dev_5f_abbr">n</text:span> hac parte. Et postq<text:span text:style-name="amh_5f_dev_5f_abbr">u</text:span>a<text:span text:style-name="amh_5f_dev_5f_abbr">m</text:span>, certa littora <text:span text:style-name="amh_5f_ancre_5f_index_5f_locorum">Grecia</text:span>Grecie nauiga<text:span text:style-name="amh_5f_dev_5f_abbr">n</text:span>do, lustraui <text:span text:style-name="amh_5f_ancre_5f_index_5f_locorum">Achaia</text:span>Achaiam <text:span text:style-name="amh_5f_ancre_5f_index_5f_locorum">Athenae</text:span>Athenaru<text:span text:style-name="amh_5f_dev_5f_abbr">m</text:span>q<text:span text:style-name="amh_5f_dev_5f_abbr">ue</text:span> <text:span text:style-name="amh_5f_dev_5f_abbr">pro</text:span>uincia<text:span text:style-name="amh_5f_dev_5f_abbr">m</text:span>, philosophie matre<text:span text:style-name="amh_5f_dev_5f_abbr">m,</text:span> et <text:span text:style-name="amh_5f_ancre_5f_index_5f_locorum">Macedonia</text:span>Macedoniam cet<text:span text:style-name="amh_5f_dev_5f_abbr">er</text:span>asq<text:span text:style-name="amh_5f_dev_5f_abbr">ue</text:span> partes <text:span text:style-name="amh_5f_ancre_5f_index_5f_locorum">Grecia</text:span>Grecie, q<text:span text:style-name="amh_5f_dev_5f_abbr">ue</text:span> <text:span text:style-name="amh_5f_ancre_5f_index_5f_locorum">Romania</text:span>Romania uulgarit<text:span text:style-name="amh_5f_dev_5f_abbr">er</text:span> appelant<text:span text:style-name="amh_5f_dev_5f_abbr">u</text:span>r. Post hec<text:span text:style-name="Police_20_par_20_défaut"><text:span text:style-name="T2">,</text:span></text:span> <text:span text:style-name="amh_5f_dev_5f_abbr">pro</text:span>cedens de <text:span text:style-name="amh_5f_ancre_5f_index_5f_locorum">Troia</text:span>Troie <text:span text:style-name="amh_5f_dev_5f_abbr">par</text:span>tib<text:span text:style-name="amh_5f_dev_5f_abbr">us</text:span>, i<text:span text:style-name="amh_5f_dev_5f_abbr">n</text:span>sulas Grecaru<text:span text:style-name="amh_5f_dev_5f_abbr">m</text:span>, <text:span text:style-name="amh_5f_ancre_5f_index_5f_locorum">Asia</text:span>Asie et littora <text:span text:style-name="amh_5f_ancre_5f_index_5f_locorum">Asia minor</text:span>Minoris Asie dilige<text:span text:style-name="amh_5f_dev_5f_abbr">n</text:span>tius <text:span text:style-name="amh_5f_dev_5f_abbr">per</text:span>lustraui, ueniq<text:span text:style-name="amh_5f_dev_5f_abbr">ue</text:span> ad i<text:span text:style-name="amh_5f_dev_5f_abbr">n</text:span>sula<text:span text:style-name="amh_5f_dev_5f_abbr">m</text:span> <text:span text:style-name="amh_5f_ancre_5f_index_5f_locorum">Syo</text:span>Syo<text:span text:style-name="Police_20_par_20_défaut"><text:span text:style-name="T2">,</text:span></text:span> ubi mastix crescit et ut d<text:span text:style-name="amh_5f_dev_5f_abbr">icitu</text:span>r nusq<text:span text:style-name="amh_5f_dev_5f_abbr">u</text:span>a<text:span text:style-name="amh_5f_dev_5f_abbr">m</text:span> alias. <office:annotation office:name="17" loext:resolved="false"><dc:creator>Microsoft Office User</dc:creator><dc:date>2026-01-17T18:41:00</dc:date><text:p text:style-name="P3"><text:span text:style-name="T9">Emprunté, par l'intermédiaire du latin populaire *gumma, du latin classique </text:span><text:span text:style-name="T10">cummi</text:span><text:span text:style-name="T9">, gummi, du grec kommi, « gomme ». </text:span></text:p><text:p text:style-name="Comment"><text:span text:style-name="T11"/></text:p></office:annotation>Gu<text:span text:style-name="amh_5f_dev_5f_abbr">m</text:span>mi<office:annotation-end office:name="17"/> est fluens de arborib<text:span text:style-name="amh_5f_dev_5f_abbr">us</text:span> <text:span text:style-name="amh_5f_dev_5f_abbr">par</text:span>uulis, pu<text:span text:style-name="amh_5f_dev_5f_abbr">n</text:span>ctura certi i<text:span text:style-name="amh_5f_dev_5f_abbr">n</text:span>strume<text:span text:style-name="amh_5f_dev_5f_abbr">n</text:span>ti i<text:span text:style-name="amh_5f_dev_5f_abbr">n</text:span> cortice apertis t<text:span text:style-name="amh_5f_dev_5f_abbr">em</text:span>p<text:span text:style-name="amh_5f_dev_5f_abbr">or</text:span>e opportuno.</text:p>
      <text:p text:style-name="amh_5f_paragraphe">Post hec ueni ad i<text:span text:style-name="amh_5f_dev_5f_abbr">n</text:span>sula<text:span text:style-name="amh_5f_dev_5f_abbr">m</text:span> <text:span text:style-name="amh_5f_ancre_5f_index_5f_locorum">Pathmos</text:span>Pathmos, ubi a <office:annotation office:name="18" loext:resolved="false"><dc:creator>Microsoft Office User</dc:creator><dc:date>2026-01-17T18:45:00</dc:date><text:p text:style-name="Comment"><text:span text:style-name="T8">On attendrait un ablatif (accord avec discipulo).</text:span></text:p></office:annotation>dilectissimus<office:annotation-end office:name="18"/> <text:span text:style-name="amh_5f_ancre_5f_index_5f_nominum">Christus</text:span><text:span text:style-name="amh_5f_dev_5f_abbr">Christ</text:span>i discip<text:span text:style-name="amh_5f_dev_5f_abbr">u</text:span>lo ibi relegato <office:annotation office:name="19" loext:resolved="false"><dc:creator>Alexandre Moret Houplon</dc:creator><dc:date>2026-01-08T21:01:00</dc:date><text:p text:style-name="Comment">Renvoi au Nouveau Testament : Apocalypse</text:p><text:p text:style-name="Comment">Je devrais peut-être faire une table des références bibliques ?</text:p><text:p text:style-name="Comment"><text:span text:style-name="T8">Si vous voulez ; ici, en l’occurrence, c’est une allusion à Jean (distinguer l’</text:span><text:span text:style-name="T12">Apocalypse</text:span><text:span text:style-name="T8"> du 4</text:span><text:span text:style-name="T13">e</text:span><text:span text:style-name="T8"> Evangile) qui aurait rédigé l’</text:span><text:span text:style-name="T12">Apocalypse</text:span><text:span text:style-name="T8"> à Pathmos.</text:span></text:p></office:annotation>Apocalipsis<office:annotation-end office:name="19"/> sc<text:span text:style-name="amh_5f_dev_5f_abbr">r</text:span>ibit<text:span text:style-name="amh_5f_dev_5f_abbr">u</text:span>r. Postea <text:span text:style-name="amh_5f_dev_5f_abbr">per</text:span>ueni ad <text:span text:style-name="amh_5f_ancre_5f_index_5f_locorum">Ephesus</text:span>Ephesu<text:span text:style-name="amh_5f_dev_5f_abbr">m</text:span>, ubi b<text:span text:style-name="amh_5f_dev_5f_abbr">ea</text:span>tissim<text:span text:style-name="amh_5f_dev_5f_abbr">us</text:span> p<text:span text:style-name="amh_5f_dev_5f_abbr">re</text:span>dictus ap<text:span text:style-name="amh_5f_dev_5f_abbr">osto</text:span>l<text:span text:style-name="amh_5f_dev_5f_abbr">u</text:span>s <text:span text:style-name="amh_5f_dev_5f_abbr">et</text:span> eu<text:span text:style-name="amh_5f_dev_5f_abbr">an</text:span>g<text:span text:style-name="amh_5f_dev_5f_abbr">elis</text:span>ta <text:span text:style-name="amh_5f_ancre_5f_index_5f_nominum">Iohannes </text:span><office:annotation office:name="20" loext:resolved="false"><dc:creator>Microsoft Office User</dc:creator><dc:date>2026-01-17T18:47:00</dc:date><text:p text:style-name="Comment"><text:span text:style-name="T1">Johannes qualifié d’« évangéliste » est l’apôtre Jean (qui n’est pas Jean Chrysostome). Il faut regarder la légende dont il est question. </text:span></text:p><text:p text:style-name="Comment"><text:span text:style-name="T1">Il y a plusieurs versions de la mort de Jean l’évangéliste.</text:span></text:p><text:p text:style-name="Comment"><text:span text:style-name="T8">Selon la tradition, il serait enterré dans une ville près d’Ephèse. Mais ici on a une légende particulière (</text:span><text:span text:style-name="T12">se deposuit vivus in monumento</text:span><text:span text:style-name="T8">).</text:span></text:p></office:annotation><text:span text:style-name="amh_5f_ancre_5f_index_5f_nominum">Crisostomi</text:span>Ioh<text:span text:style-name="amh_5f_dev_5f_abbr">ann</text:span>es<office:annotation-end office:name="20"/> se deposuit i<text:span text:style-name="amh_5f_dev_5f_abbr">n</text:span> monume<text:span text:style-name="amh_5f_dev_5f_abbr">n</text:span>to uiuus, i<text:span text:style-name="amh_5f_dev_5f_abbr">n</text:span> q<text:span text:style-name="amh_5f_dev_5f_abbr">u</text:span>o loco sup<text:span text:style-name="amh_5f_dev_5f_abbr">r</text:span>a monume<text:span text:style-name="amh_5f_dev_5f_abbr">n</text:span>tu<text:span text:style-name="amh_5f_dev_5f_abbr">m</text:span> ei<text:span text:style-name="amh_5f_dev_5f_abbr">us</text:span> p<text:span text:style-name="amh_5f_dev_5f_abbr">u</text:span>lcerrima et magna eccl<text:span text:style-name="amh_5f_dev_5f_abbr">esi</text:span>a est <text:span text:style-name="amh_5f_dev_5f_abbr">con</text:span>structa, plu<text:span text:style-name="amh_5f_dev_5f_abbr">m</text:span>bo cooperta, ad modu<text:span text:style-name="amh_5f_dev_5f_abbr">m</text:span> crucis extensa, o<text:span text:style-name="amh_5f_dev_5f_abbr">per</text:span>e musa<text:span text:style-name="Police_20_par_20_défaut"><text:span text:style-name="T2">ï</text:span></text:span>co et marmorib<text:span text:style-name="amh_5f_dev_5f_abbr">us</text:span> solle<text:span text:style-name="amh_5f_dev_5f_abbr">m</text:span>pnit<text:span text:style-name="amh_5f_dev_5f_abbr">er</text:span> decorata. Est aut<text:span text:style-name="amh_5f_dev_5f_abbr">em</text:span> hec civitas <office:annotation office:name="21" loext:resolved="false"><dc:creator>Alexandre Moret Houplon</dc:creator><dc:date>2026-01-08T21:05:00</dc:date><text:p text:style-name="Comment">Valider la lecture par U et Wo, car pas la même que Deluz</text:p></office:annotation><text:span text:style-name="amh_5f_ancre_5f_index_5f_locorum">Ephesus</text:span>Ephesi<office:annotation-end office:name="21"/> i<text:span text:style-name="amh_5f_dev_5f_abbr">n</text:span> loco pulcro forti ac fertili collocata, distans q<text:span text:style-name="amh_5f_dev_5f_abbr">u</text:span>idem a mari ad pauca miliaria. <text:span text:style-name="amh_5f_ancre_5f_index_5f_locorum">Sarracenus</text:span>Sarraceni <office:annotation office:name="22" loext:resolved="false"><dc:creator>Alexandre Moret Houplon</dc:creator><dc:date>2026-01-08T21:06:00</dc:date><text:p text:style-name="Comment">Vérifier la lecture sur les autres témoins</text:p></office:annotation>Asiani<office:annotation-end office:name="22"/>,<text:span text:style-name="amh_5f_dev_5f_abbr"> Christ</text:span>ianis inde expulsis ac occisis et i<text:span text:style-name="amh_5f_dev_5f_abbr">n</text:span> s<text:span text:style-name="amh_5f_dev_5f_abbr">er</text:span>uitutem redactis, ecclesiis de q<text:span text:style-name="amh_5f_dev_5f_abbr">u</text:span>ib<text:span text:style-name="amh_5f_dev_5f_abbr">us</text:span> fit mensio in <office:annotation office:name="23" loext:resolved="false"><dc:creator>Alexandre Moret Houplon</dc:creator><dc:date>2026-01-08T21:07:00</dc:date><text:p text:style-name="Comment">Renvoi au Nouveau Testament : Apocalypse</text:p></office:annotation>Apocalipsi<office:annotation-end office:name="23"/> pulc<text:span text:style-name="amh_5f_dev_5f_abbr">er</text:span>rimis destructis, ip<text:span text:style-name="amh_5f_dev_5f_abbr">s</text:span>am tenent <office:annotation office:name="24" loext:resolved="false"><dc:creator>Microsoft Office User</dc:creator><dc:date>2026-01-17T19:00:00</dc:date><text:p text:style-name="Comment"><text:span text:style-name="T1">Il n’y aurait pas un -m d’accusatif ?</text:span></text:p></office:annotation>eccl<text:span text:style-name="amh_5f_dev_5f_abbr">esi</text:span><text:span text:style-name="Police_20_par_20_défaut"><text:span text:style-name="T5">a</text:span></text:span><office:annotation-end office:name="24"/> t<text:span text:style-name="amh_5f_dev_5f_abbr">ame</text:span>n b<text:span text:style-name="amh_5f_dev_5f_abbr">ea</text:span>ti <text:span text:style-name="amh_5f_ancre_5f_index_5f_nominum">Iohannes Crisostomi</text:span>Ioh<text:span text:style-name="amh_5f_dev_5f_abbr">ann</text:span>is <office:annotation office:name="25" loext:resolved="false"><dc:creator>Microsoft Office User</dc:creator><dc:date>2026-01-17T18:58:00</dc:date><text:p text:style-name="Comment"><text:span text:style-name="T8">Même remarque que plus haut</text:span>.</text:p></office:annotation>eu<text:span text:style-name="amh_5f_dev_5f_abbr">an</text:span>g<text:span text:style-name="amh_5f_dev_5f_abbr">elis</text:span>te<office:annotation-end office:name="25"/>, i<text:span text:style-name="amh_5f_dev_5f_abbr">n</text:span> qua ei<text:span text:style-name="amh_5f_dev_5f_abbr">us</text:span> sep<text:span text:style-name="amh_5f_dev_5f_abbr">u</text:span>lcru<text:span text:style-name="amh_5f_dev_5f_abbr">m</text:span> retro altare<text:span text:style-name="Police_20_par_20_défaut"><text:span text:style-name="T5">,</text:span></text:span> vidi <office:annotation office:name="27" loext:resolved="false"><dc:creator>Alexandre Moret Houplon</dc:creator><dc:date>2025-12-30T17:14:00</dc:date><text:p text:style-name="Comment">Conseruatus ou conseruatur.</text:p><text:p text:style-name="Comment">Pas sûr à 100 % de ma lecture</text:p><text:p text:style-name="Comment">de la dernière lettre</text:p><text:p text:style-name="Comment"><text:span text:style-name="T8">Je dirais plutôt </text:span><text:span text:style-name="T12">conservatum</text:span><text:span text:style-name="T8"> (</text:span><text:span text:style-name="T12">vidi sepulcrum conservatum</text:span><text:span text:style-name="T8">).</text:span></text:p></office:annotation><text:span text:style-name="amh_5f_dev_5f_abbr">con</text:span>s<text:span text:style-name="amh_5f_dev_5f_abbr">er</text:span>uatus<office:annotation-end office:name="27"/>, qu<text:span text:style-name="amh_5f_dev_5f_abbr">i</text:span>a suo cultui ad usu<text:span text:style-name="amh_5f_dev_5f_abbr">m</text:span> <text:span text:style-name="amh_5f_ancre_5f_index_5f_nominum">Machometus</text:span>Machometi applicaru<text:span text:style-name="amh_5f_dev_5f_abbr">n</text:span>t. Et postq<text:span text:style-name="amh_5f_dev_5f_abbr">u</text:span>a<text:span text:style-name="amh_5f_dev_5f_abbr">m</text:span> <text:span text:style-name="amh_5f_ancre_5f_index_5f_locorum">Asia minor</text:span>minor Asia a <office:annotation office:name="28" loext:resolved="false"><dc:creator>Alexandre Moret Houplon</dc:creator><dc:date>2026-01-08T21:02:00</dc:date><text:p text:style-name="Comment">Graphie fautive a première vue, mais je vais la conserver comme pour Guinama, puisqu’elle ne nuit pas à la compréhension du texte</text:p><text:p text:style-name="Comment"><text:span text:style-name="T8">Je ne comprends pas ; civitatem Mirream est tout à fait possible.</text:span> </text:p></office:annotation>Turgis<office:annotation-end office:name="28"/> capta est, nomen pristinu<text:span text:style-name="amh_5f_dev_5f_abbr">m</text:span> amisit et g<text:span text:style-name="amh_5f_dev_5f_abbr">ener</text:span>al<text:span text:style-name="amh_5f_dev_5f_abbr">ite</text:span>r <text:span text:style-name="amh_5f_ancre_5f_index_5f_locorum">Turquia</text:span>Turquia ab iniq<text:span text:style-name="amh_5f_dev_5f_abbr">u</text:span>is ei<text:span text:style-name="amh_5f_dev_5f_abbr">us</text:span> i<text:span text:style-name="amh_5f_dev_5f_abbr">n</text:span>habitatorib<text:span text:style-name="amh_5f_dev_5f_abbr">us</text:span> appelatur.</text:p>
      <text:p text:style-name="amh_5f_paragraphe">Inde <text:span text:style-name="amh_5f_dev_5f_abbr">pro</text:span>cedens, multis i<text:span text:style-name="amh_5f_dev_5f_abbr">n</text:span>sulis hinc inde lustratis, q<text:span text:style-name="amh_5f_dev_5f_abbr">u</text:span>ia ualde multe i<text:span text:style-name="amh_5f_dev_5f_abbr">n</text:span>sule in hac maris parte su<text:span text:style-name="amh_5f_dev_5f_abbr">n</text:span>t, quondam h<text:span text:style-name="amh_5f_dev_5f_abbr">ab</text:span>itate <text:span text:style-name="amh_5f_dev_5f_abbr">et</text:span> diuitiis h<text:span text:style-name="amh_5f_dev_5f_abbr">abu</text:span>ndantes s<text:span text:style-name="amh_5f_dev_5f_abbr">ed</text:span> nu<text:span text:style-name="amh_5f_dev_5f_abbr">n</text:span>c <text:span text:style-name="amh_5f_dev_5f_abbr">per</text:span> Turquos pl<text:span text:style-name="amh_5f_dev_5f_abbr">ur</text:span>imu<text:span text:style-name="amh_5f_dev_5f_abbr">m</text:span> deserte, <text:span text:style-name="amh_5f_dev_5f_abbr">per</text:span>ueni i<text:span text:style-name="amh_5f_dev_5f_abbr">n</text:span> ip<text:span text:style-name="amh_5f_dev_5f_abbr">s</text:span>a <text:span text:style-name="amh_5f_ancre_5f_index_5f_locorum">Asia minor</text:span>Minori <office:annotation office:name="29" loext:resolved="false"><dc:creator>Microsoft Office User</dc:creator><dc:date>2026-01-17T19:19:00</dc:date><text:p text:style-name="Comment"><text:span text:style-name="T8">Le cas me paraît bizarre (après in on devrait avoir l’accusatif).</text:span></text:p></office:annotation>Asia<office:annotation-end office:name="29"/> <text:span text:style-name="amh_5f_dev_5f_abbr">pro</text:span>pe litt<text:span text:style-name="amh_5f_dev_5f_abbr">us</text:span> maris ad urbem <text:span text:style-name="amh_5f_ancre_5f_index_5f_locorum">Parthera</text:span>Parthera<text:span text:style-name="amh_5f_dev_5f_abbr">m</text:span> unde beat<text:span text:style-name="amh_5f_dev_5f_abbr">us</text:span> <text:span text:style-name="amh_5f_ancre_5f_index_5f_nominum">Nicholaus</text:span>Nichola<text:span text:style-name="amh_5f_dev_5f_abbr">us</text:span> extraxit origine<text:span text:style-name="amh_5f_dev_5f_abbr">m,</text:span> et <text:soft-page-break/>post <text:span text:style-name="amh_5f_ancre_5f_index_5f_locorum">Mirrea</text:span>Mirrea<text:span text:style-name="amh_5f_dev_5f_abbr">m</text:span> <office:annotation office:name="30" loext:resolved="false"><dc:creator>Microsoft Office User</dc:creator><dc:date>2026-01-17T19:16:00</dc:date><text:p text:style-name="Comment"><text:span text:style-name="T1">Myre est effectivement la ville dont saint Nicolas serait originaire.</text:span></text:p></office:annotation>ciuitate<text:span text:style-name="amh_5f_dev_5f_abbr">m</text:span><office:annotation-end office:name="30"/><text:span text:style-name="amh_5f_dev_5f_abbr">,</text:span> ubi <text:span text:style-name="Police_20_par_20_défaut"><text:span text:style-name="T5">d</text:span></text:span><text:span text:style-name="amh_5f_dev_5f_abbr"><text:span text:style-name="T5">o</text:span></text:span><text:span text:style-name="Police_20_par_20_défaut"><text:span text:style-name="T5">m</text:span></text:span><text:span text:style-name="amh_5f_dev_5f_abbr"><text:span text:style-name="T5">ini</text:span></text:span><text:span text:style-name="Police_20_par_20_défaut"><text:span text:style-name="T5">co </text:span></text:span><office:annotation office:name="31" loext:resolved="false"><dc:creator>Microsoft Office User</dc:creator><dc:date>2026-01-17T19:27:00</dc:date><text:p text:style-name="Comment"><text:span text:style-name="T1">Je pense que c’est un nom propre, de celui qui a été ordinatus. Mais le cas utilisé est curieux.</text:span></text:p></office:annotation><text:span text:style-name="Police_20_par_20_défaut"><text:span text:style-name="T5">nutu</text:span></text:span><office:annotation-end office:name="31"/> post modu<text:span text:style-name="amh_5f_dev_5f_abbr">m</text:span> fuit i<text:span text:style-name="amh_5f_dev_5f_abbr">n</text:span> ep<text:span text:style-name="amh_5f_dev_5f_abbr">i</text:span>sc<text:span text:style-name="amh_5f_dev_5f_abbr">o</text:span>p<text:span text:style-name="amh_5f_dev_5f_abbr">u</text:span>m ordinat<text:span text:style-name="amh_5f_dev_5f_abbr">us</text:span>. Ha<text:span text:style-name="amh_5f_dev_5f_abbr">n</text:span>c <text:span text:style-name="amh_5f_dev_5f_abbr">pro</text:span>uincia<text:span text:style-name="amh_5f_dev_5f_abbr">m</text:span> ille beat<text:span text:style-name="amh_5f_dev_5f_abbr">us</text:span> <text:span text:style-name="amh_5f_dev_5f_abbr">con</text:span>fessor miraculis i<text:span text:style-name="amh_5f_dev_5f_abbr">n</text:span>numeris collustrauit.</text:p>
      <text:p text:style-name="amh_5f_paragraphe">Et post hec uidi <text:span text:style-name="amh_5f_ancre_5f_index_5f_locorum">Creta</text:span>Creta<text:span text:style-name="amh_5f_dev_5f_abbr">m</text:span> [f<text:span text:style-name="Police_20_par_20_défaut"><text:span text:style-name="T2">. 2</text:span></text:span>37v] insula<text:span text:style-name="amh_5f_dev_5f_abbr">m</text:span> famosa<text:span text:style-name="amh_5f_dev_5f_abbr">m</text:span> atq<text:span text:style-name="amh_5f_dev_5f_abbr">ue</text:span> <text:span text:style-name="amh_5f_ancre_5f_index_5f_locorum">Rodus</text:span>Rodu<text:span text:style-name="amh_5f_dev_5f_abbr">m</text:span>. <text:span text:style-name="amh_5f_ancre_5f_index_5f_locorum">Rodus</text:span>Rodu<text:span text:style-name="amh_5f_dev_5f_abbr">m</text:span> i<text:span text:style-name="amh_5f_dev_5f_abbr">n</text:span>sula<text:span text:style-name="amh_5f_dev_5f_abbr">m</text:span> <office:annotation office:name="33" loext:resolved="false"><dc:creator>Alexandre Moret Houplon</dc:creator><dc:date>2026-01-05T17:00:00</dc:date><text:p text:style-name="Comment">Une recherche à faire</text:p></office:annotation>fr<text:span text:style-name="amh_5f_dev_5f_abbr">atr</text:span>es <office:annotation office:name="32" loext:resolved="false"><dc:creator>Microsoft Office User</dc:creator><dc:date>2026-01-17T21:06:00</dc:date><text:p text:style-name="Comment"><text:span text:style-name="T1">hospitales ?? Il s’agit des hospitaliers de saint Jean de Jérusalem ; donc l’adjectif me paraît aller plutôt avec fratres qu’avec Johannis.</text:span></text:p></office:annotation>hospitalis<office:annotation-end office:name="32"/> beati Ioh<text:span text:style-name="amh_5f_dev_5f_abbr">ann</text:span>is Iherosolimitani<office:annotation-end office:name="33"/> <text:span text:style-name="Police_20_par_20_défaut"><text:span text:style-name="T2">q</text:span></text:span>ui <office:annotation office:name="34" loext:resolved="false"><dc:creator>Microsoft Office User</dc:creator><dc:date>2026-01-17T21:12:00</dc:date><text:p text:style-name="Comment"><text:span text:style-name="T7">Armorum</text:span><text:span text:style-name="T1"> est un génitif. On attendrait un accusatif COD du verbe </text:span><text:span text:style-name="T7">abstulerunt</text:span><text:span text:style-name="T1">. A vérifier.</text:span></text:p></office:annotation>armoru<text:span text:style-name="amh_5f_dev_5f_abbr">m</text:span><office:annotation-end office:name="34"/> Co<text:span text:style-name="amh_5f_dev_5f_abbr">n</text:span>stantinopolitano imperio abstuleru<text:span text:style-name="amh_5f_dev_5f_abbr">n</text:span>t, ubi nu<text:span text:style-name="amh_5f_dev_5f_abbr">n</text:span>c maiore<text:span text:style-name="amh_5f_dev_5f_abbr">m</text:span> co<text:span text:style-name="amh_5f_dev_5f_abbr">n</text:span>uentu<text:span text:style-name="amh_5f_dev_5f_abbr">m</text:span> suu<text:span text:style-name="amh_5f_dev_5f_abbr">m</text:span> tenet, et ipsa<text:span text:style-name="amh_5f_dev_5f_abbr">m</text:span> caput ordinis statueru<text:span text:style-name="amh_5f_dev_5f_abbr">n</text:span>t. Locus est san<text:span text:style-name="amh_5f_dev_5f_abbr">us</text:span> q<text:span text:style-name="amh_5f_dev_5f_abbr">u</text:span>idem <text:span text:style-name="amh_5f_dev_5f_abbr">et</text:span> delectatus, non multu<text:span text:style-name="amh_5f_dev_5f_abbr">m</text:span> a <text:span text:style-name="amh_5f_ancre_5f_index_5f_locorum">Turquia</text:span>Turquia <text:span text:style-name="amh_5f_dev_5f_abbr">per</text:span> braciu<text:span text:style-name="amh_5f_dev_5f_abbr">m</text:span> maris <office:annotation office:name="35" loext:resolved="false"><dc:creator>Alexandre Moret Houplon</dc:creator><dc:date>2025-12-30T19:00:00</dc:date><text:p text:style-name="Comment">Je déchiffre seniotus/semotus ce qui ne paraît être dans aucun dictionnaire et ne colle pas vraiment avec le ductus du copiste et ses habitudes d’écriture, ses autres m ne ressembl<text:span text:style-name="T14">e</text:span> pas vraiment à <text:span text:style-name="T8">cela</text:span> et <text:span text:style-name="T14">si i</text:span>l y avait -ni- le i serait surmonté d’un léger trait d’encre pour détromper. <text:line-break/></text:p><text:p text:style-name="Comment"><text:span text:style-name="T8">semotus existe = l’un de ses sens est « séparé, éloigné de » (ce qui convient ici</text:span>)</text:p><text:p text:style-name="Comment"><text:span text:style-name="T8">« il n’est pas très séparé e la Turquie, sinon par un bras de mer ».</text:span> <text:line-break/>L’édition Deluz indique separatus, ce qui a du sens : je compren<text:span text:style-name="T14">d</text:span> à la lecture de la participiale que le lieu n’est séparé de la Turquie que par un bras de mer.</text:p><text:p text:style-name="Comment"><text:line-break/>Tentative désastreuse de faire déchiffrer le mot par une IA qui a juste généré une hallucination, alors que j’avais obtenu un résultat satisfaisant pour la graphie difficile de l’abréviation episcopum.<text:line-break/><text:line-break/>Vérifier les ms de Utrecht et Wolfenbüttel</text:p></office:annotation>separatus<office:annotation-end office:name="35"/>.</text:p>
      <text:p text:style-name="amh_5f_paragraphe">Inde <text:span text:style-name="amh_5f_dev_5f_abbr">pro</text:span>cessi uersus <text:span text:style-name="amh_5f_ancre_5f_index_5f_locorum">Ciprus</text:span>Cipru<text:span text:style-name="amh_5f_dev_5f_abbr">m</text:span>. Hec insula uini <text:span text:style-name="amh_5f_dev_5f_abbr">et</text:span> olei ferax est, unde <text:span text:style-name="amh_5f_dev_5f_abbr"><text:span text:style-name="T5">et</text:span></text:span><text:span text:style-name="Police_20_par_20_défaut"><text:span text:style-name="T5"> sponsa qua</text:span></text:span><text:span text:style-name="amh_5f_dev_5f_abbr"><text:span text:style-name="T5">m</text:span></text:span><text:span text:style-name="Police_20_par_20_défaut"><text:span text:style-name="T5"> </text:span></text:span><text:span text:style-name="amh_5f_dev_5f_abbr"><text:span text:style-name="T5">et</text:span></text:span><text:span text:style-name="Police_20_par_20_défaut"><text:span text:style-name="T5"> sponsu</text:span></text:span><text:span text:style-name="amh_5f_dev_5f_abbr"><text:span text:style-name="T5">m</text:span></text:span><text:span text:style-name="Police_20_par_20_défaut"><text:span text:style-name="T5"> </text:span></text:span><office:annotation office:name="36" loext:resolved="false"><dc:creator>Microsoft Office User</dc:creator><dc:date>2026-01-17T23:42:00</dc:date><text:p text:style-name="Comment"><text:span text:style-name="T8">Je ne comprends pas bien ce passage. </text:span></text:p><text:p text:style-name="Comment"><text:span text:style-name="T8">Sponsum et sapiens ne sont pas au même cas.</text:span></text:p><text:p text:style-name="Comment"><text:span text:style-name="T8">Fonction du </text:span><text:span text:style-name="T12">quam</text:span><text:span text:style-name="T8"> ??</text:span></text:p><text:p text:style-name="Comment"><text:span text:style-name="T8"/></text:p><text:p text:style-name="Comment"><text:span text:style-name="T8">Je pense que Engaddi est un nom propre</text:span> <text:span text:style-name="T8">(cf. Engaddia à la line suivante)</text:span></text:p></office:annotation><text:span text:style-name="Police_20_par_20_défaut"><text:span text:style-name="T5">sapiens</text:span></text:span><office:annotation-end office:name="36"/> uineis <text:span text:style-name="Police_20_par_20_défaut"><text:span text:style-name="T2">E</text:span></text:span>ngaddi uoluit co<text:span text:style-name="amh_5f_dev_5f_abbr">m</text:span>parari. <text:span text:style-name="Police_20_par_20_défaut"><text:span text:style-name="T3">Hee uinee su</text:span></text:span><text:span text:style-name="amh_5f_dev_5f_abbr"><text:span text:style-name="T3">n</text:span></text:span><text:span text:style-name="Police_20_par_20_défaut"><text:span text:style-name="T3">t in </text:span></text:span><text:span text:style-name="amh_5f_ancre_5f_index_5f_locorum"><text:span text:style-name="T3">Ciprus</text:span></text:span><text:span text:style-name="Police_20_par_20_défaut"><text:span text:style-name="T3">Cipro </text:span></text:span><text:span text:style-name="amh_5f_dev_5f_abbr"><text:span text:style-name="T3">pro</text:span></text:span><text:span text:style-name="Police_20_par_20_défaut"><text:span text:style-name="T3">pe ciuitate</text:span></text:span><text:span text:style-name="amh_5f_dev_5f_abbr"><text:span text:style-name="T3">m</text:span></text:span><text:span text:style-name="Police_20_par_20_défaut"><text:span text:style-name="T3"> </text:span></text:span><office:annotation office:name="37" loext:resolved="false"><dc:creator>Alexandre Moret Houplon</dc:creator><dc:date>2026-01-08T21:15:00</dc:date><text:p text:style-name="Comment">Vérifier qu’on retrouve cet accusatif grec dans les deux autres témoins</text:p></office:annotation><text:span text:style-name="Police_20_par_20_défaut"><text:span text:style-name="T3">Minosen</text:span></text:span><office:annotation-end office:name="37"/><text:span text:style-name="Police_20_par_20_défaut"><text:span text:style-name="T3"> et hodie </text:span></text:span><text:span text:style-name="Police_20_par_20_défaut"><text:span text:style-name="T15">En</text:span></text:span><text:span text:style-name="Police_20_par_20_défaut"><text:span text:style-name="T3">gaddia ab incolis uocatur. </text:span></text:span>Vina <text:span text:style-name="amh_5f_ancre_5f_index_5f_locorum">Ciprus</text:span>Cipri crescu<text:span text:style-name="amh_5f_dev_5f_abbr">n</text:span>t rubea, s<text:span text:style-name="amh_5f_dev_5f_abbr">ed</text:span> post annu<text:span text:style-name="amh_5f_dev_5f_abbr">m</text:span> albescu<text:span text:style-name="amh_5f_dev_5f_abbr">n</text:span>t et q<text:span text:style-name="amh_5f_dev_5f_abbr">u</text:span>a<text:span text:style-name="amh_5f_dev_5f_abbr">n</text:span>to magis uetera su<text:span text:style-name="amh_5f_dev_5f_abbr">n</text:span>t, tanto magis clarescu<text:span text:style-name="amh_5f_dev_5f_abbr">n</text:span>t <text:span text:style-name="amh_5f_dev_5f_abbr">et</text:span> redolent. Sana su<text:span text:style-name="amh_5f_dev_5f_abbr">n</text:span>t et fortissima, s<text:span text:style-name="amh_5f_dev_5f_abbr">in</text:span>e multa aq<text:span text:style-name="amh_5f_dev_5f_abbr">ue</text:span> apposit<text:span text:style-name="amh_5f_dev_5f_abbr">ion</text:span>e <office:annotation office:name="38" loext:resolved="false"><dc:creator>Microsoft Office User</dc:creator><dc:date>2026-01-17T23:47:00</dc:date><text:p text:style-name="Comment">Identification de ce mot ? Je ne vois pas bien ce que ferait le parfait de possum ici.</text:p></office:annotation><text:span text:style-name="Police_20_par_20_défaut"><text:span text:style-name="T5">potui</text:span></text:span><office:annotation-end office:name="38"/> magis sana su<text:span text:style-name="amh_5f_dev_5f_abbr">n</text:span>t.</text:p>
      <text:p text:style-name="amh_5f_paragraphe">Est aut<text:span text:style-name="amh_5f_dev_5f_abbr">em</text:span> in Cipro<text:span text:style-name="Police_20_par_20_défaut"><text:span text:style-name="T2">,</text:span></text:span> in quoda<text:span text:style-name="amh_5f_dev_5f_abbr">m</text:span> alto mo<text:span text:style-name="amh_5f_dev_5f_abbr">n</text:span>te apud monacos s<text:span text:style-name="amh_5f_dev_5f_abbr">an</text:span>cti Benedicti<text:span text:style-name="Police_20_par_20_défaut"><text:span text:style-name="T2">,</text:span></text:span> crux boni latronis et pars claui D<text:span text:style-name="amh_5f_dev_5f_abbr">omi</text:span>ni <text:span text:style-name="amh_5f_dev_5f_abbr">et</text:span> alie pl<text:span text:style-name="amh_5f_dev_5f_abbr">uri</text:span>me reliq<text:span text:style-name="amh_5f_dev_5f_abbr">u</text:span>ie su<text:span text:style-name="amh_5f_dev_5f_abbr">n</text:span>t uen<text:span text:style-name="amh_5f_dev_5f_abbr">er</text:span>ande. <text:span text:style-name="Police_20_par_20_défaut"><text:span text:style-name="T3">Ite</text:span></text:span><text:span text:style-name="amh_5f_corr_5f_ed"><text:span text:style-name="T3">m</text:span></text:span><text:span text:style-name="Police_20_par_20_défaut"><text:span text:style-name="T3"> in </text:span></text:span><text:span text:style-name="amh_5f_ancre_5f_index_5f_locorum"><text:span text:style-name="T3">Ciprus</text:span></text:span><text:span text:style-name="Police_20_par_20_défaut"><text:span text:style-name="T3">Cipro est corp</text:span></text:span><text:span text:style-name="amh_5f_dev_5f_abbr"><text:span text:style-name="T3">us</text:span></text:span><text:span text:style-name="Police_20_par_20_défaut"><text:span text:style-name="T3"> beati Hilarionis in regia custodia apud castru</text:span></text:span><text:span text:style-name="amh_5f_dev_5f_abbr"><text:span text:style-name="T3">m</text:span></text:span><text:span text:style-name="Police_20_par_20_défaut"><text:span text:style-name="T3"> </text:span></text:span><office:annotation office:name="39" loext:resolved="false"><dc:creator>Alexandre Moret Houplon</dc:creator><dc:date>2026-01-08T21:19:00</dc:date><text:p text:style-name="Comment">Manque d’un subordonnant pour appelatur</text:p><text:p text:style-name="Comment"><text:span text:style-name="T8">Oui, ou alors c’est </text:span><text:span text:style-name="T12">appelatum</text:span></text:p><text:p text:style-name="Comment"><text:span text:style-name="T16">(appel</text:span><text:span text:style-name="T12">la</text:span><text:span text:style-name="T16">tum ??)</text:span></text:p></office:annotation><text:span text:style-name="Police_20_par_20_défaut"><text:span text:style-name="T3">Dadamors appelatu</text:span></text:span><text:span text:style-name="amh_5f_dev_5f_abbr"><text:span text:style-name="T3">r</text:span></text:span><office:annotation-end office:name="39"/><text:span text:style-name="Police_20_par_20_défaut"><text:span text:style-name="T3">, et alius s</text:span></text:span><text:span text:style-name="amh_5f_dev_5f_abbr"><text:span text:style-name="T3">an</text:span></text:span><text:span text:style-name="Police_20_par_20_défaut"><text:span text:style-name="T3">ct</text:span></text:span><text:span text:style-name="amh_5f_dev_5f_abbr"><text:span text:style-name="T3">u</text:span></text:span><text:span text:style-name="Police_20_par_20_défaut"><text:span text:style-name="T3">s, q</text:span></text:span><text:span text:style-name="amh_5f_dev_5f_abbr"><text:span text:style-name="T3">u</text:span></text:span><text:span text:style-name="Police_20_par_20_défaut"><text:span text:style-name="T3">i Zozomio d</text:span></text:span><text:span text:style-name="amh_5f_dev_5f_abbr"><text:span text:style-name="T3">icitu</text:span></text:span><text:span text:style-name="Police_20_par_20_défaut"><text:span text:style-name="T3">r, in ea magna reu</text:span></text:span><text:span text:style-name="amh_5f_dev_5f_abbr"><text:span text:style-name="T3">er</text:span></text:span><text:span text:style-name="Police_20_par_20_défaut"><text:span text:style-name="T3">entia habetur, cui</text:span></text:span><text:span text:style-name="amh_5f_dev_5f_abbr"><text:span text:style-name="T3">us</text:span></text:span><text:span text:style-name="Police_20_par_20_défaut"><text:span text:style-name="T3"> caput in capella regia est</text:span></text:span><text:span text:style-name="Appel_20_note_20_de_20_bas_20_de_20_p."><text:note text:id="ftn36" text:note-class="footnote"><text:note-citation>36</text:note-citation><text:note-body><text:p text:style-name="Footnote">Conseruatur Wo U</text:p></text:note-body></text:note></text:span><text:span text:style-name="Police_20_par_20_défaut"><text:span text:style-name="T3">. Beat</text:span></text:span><text:span text:style-name="amh_5f_dev_5f_abbr"><text:span text:style-name="T3">us</text:span></text:span><text:span text:style-name="Police_20_par_20_défaut"><text:span text:style-name="T3"> etia</text:span></text:span><text:span text:style-name="amh_5f_dev_5f_abbr"><text:span text:style-name="T3">m</text:span></text:span><text:span text:style-name="Police_20_par_20_défaut"><text:span text:style-name="T3"> </text:span></text:span><text:span text:style-name="amh_5f_ancre_5f_index_5f_nominum"><text:span text:style-name="T3">Barnabas</text:span></text:span><text:span text:style-name="Police_20_par_20_défaut"><text:span text:style-name="T3">Barnabas in ciuitate </text:span></text:span><text:span text:style-name="amh_5f_ancre_5f_index_5f_locorum"><text:span text:style-name="T3">Salamia</text:span></text:span><text:span text:style-name="Police_20_par_20_défaut"><text:span text:style-name="T3">Salamia siue Co</text:span></text:span><text:span text:style-name="amh_5f_dev_5f_abbr"><text:span text:style-name="T3">n</text:span></text:span><text:span text:style-name="Police_20_par_20_défaut"><text:span text:style-name="T3">stantia, nu</text:span></text:span><text:span text:style-name="amh_5f_dev_5f_abbr"><text:span text:style-name="T3">n</text:span></text:span><text:span text:style-name="Police_20_par_20_défaut"><text:span text:style-name="T3">c destructa, q</text:span></text:span><text:span text:style-name="amh_5f_dev_5f_abbr"><text:span text:style-name="T3">u</text:span></text:span><text:span text:style-name="Police_20_par_20_défaut"><text:span text:style-name="T3">idem prope </text:span></text:span><text:span text:style-name="amh_5f_ancre_5f_index_5f_locorum"><text:span text:style-name="T3">Famagusta</text:span></text:span><text:span text:style-name="Police_20_par_20_défaut"><text:span text:style-name="T3">Famagustam in </text:span></text:span><text:span text:style-name="amh_5f_ancre_5f_index_5f_locorum"><text:span text:style-name="T3">Ciprus</text:span></text:span><text:span text:style-name="Police_20_par_20_défaut"><text:span text:style-name="T3">Cipro nat</text:span></text:span><text:span text:style-name="amh_5f_dev_5f_abbr"><text:span text:style-name="T3">us</text:span></text:span><text:span text:style-name="Police_20_par_20_défaut"><text:span text:style-name="T3"> fuit. </text:span></text:span>Sunt etia<text:span text:style-name="amh_5f_dev_5f_abbr">m</text:span> in <text:span text:style-name="amh_5f_ancre_5f_index_5f_locorum">Ciprus</text:span>Cipri mo<text:span text:style-name="amh_5f_dev_5f_abbr">n</text:span>tib<text:span text:style-name="amh_5f_dev_5f_abbr">us</text:span> siluatice oues, in <office:annotation office:name="40" loext:resolved="false"><dc:creator>Microsoft Office User</dc:creator><dc:date>2026-01-17T23:53:00</dc:date><text:p text:style-name="Comment"><text:span text:style-name="T8">De quoi s’agit-il ??</text:span></text:p></office:annotation>pilis<office:annotation-end office:name="40"/> si<text:span text:style-name="amh_5f_dev_5f_abbr">mi</text:span>les et ceruis, q<text:span text:style-name="amh_5f_dev_5f_abbr">ue</text:span> nusq<text:span text:style-name="amh_5f_dev_5f_abbr">u</text:span>a<text:span text:style-name="amh_5f_dev_5f_abbr">m</text:span> alias <text:span text:style-name="amh_5f_dev_5f_abbr">per</text:span>hibent<text:span text:style-name="amh_5f_dev_5f_abbr">u</text:span>r. Multu<text:span text:style-name="amh_5f_dev_5f_abbr">m</text:span> ueloces <text:span text:style-name="amh_5f_dev_5f_abbr">et</text:span> bonas carnes h<text:span text:style-name="amh_5f_dev_5f_abbr">abe</text:span>nt. Plures etia<text:span text:style-name="amh_5f_dev_5f_abbr">m</text:span> capras uidi, <office:annotation office:name="41" loext:resolved="false"><dc:creator>Microsoft Office User</dc:creator><dc:date>2026-01-17T23:55:00</dc:date><text:p text:style-name="Comment"><text:span text:style-name="T8">Comment rattachez-vous ce mot ?</text:span></text:p></office:annotation>ex<text:span text:style-name="amh_5f_dev_5f_abbr">iste</text:span>ns<office:annotation-end office:name="41"/> in uenat<text:span text:style-name="amh_5f_dev_5f_abbr">i</text:span>o<text:span text:style-name="amh_5f_dev_5f_abbr">n</text:span>e, canibus, <office:annotation office:name="42" loext:resolved="false"><dc:creator>Microsoft Office User</dc:creator><dc:date>2026-01-17T23:57:00</dc:date><text:p text:style-name="Comment"><text:span text:style-name="T1">Et celui-ci ? Construction de la phrase ?</text:span></text:p></office:annotation><text:span text:style-name="Police_20_par_20_défaut"><text:span text:style-name="T5">capi</text:span></text:span><office:annotation-end office:name="42"/> et maxi<text:span text:style-name="amh_5f_dev_5f_abbr">m</text:span>e domesticis leopardis. De <text:span text:style-name="amh_5f_ancre_5f_index_5f_locorum">Ciprus</text:span>Cipro in die <office:annotation office:name="43" loext:resolved="false"><dc:creator>Microsoft Office User</dc:creator><dc:date>2026-01-17T23:59:00</dc:date><text:p text:style-name="Comment">Sens de ce mot ?</text:p></office:annotation><text:span text:style-name="Police_20_par_20_défaut"><text:span text:style-name="T5">naturali</text:span></text:span><office:annotation-end office:name="43"/> perue<text:span text:style-name="amh_5f_dev_5f_abbr">n</text:span>i <text:span text:style-name="amh_5f_ancre_5f_index_5f_locorum">Siria</text:span>Siria<text:span text:style-name="amh_5f_dev_5f_abbr">m</text:span>, me ue<text:span text:style-name="amh_5f_dev_5f_abbr">n</text:span>to <text:span text:style-name="amh_5f_dev_5f_abbr">pro</text:span>s<text:span text:style-name="amh_5f_dev_5f_abbr">per</text:span>o <text:span text:style-name="amh_5f_dev_5f_abbr">per</text:span> mare salubrit<text:span text:style-name="amh_5f_dev_5f_abbr">er</text:span> <text:span text:style-name="amh_5f_dev_5f_abbr">pro</text:span>seq<text:span text:style-name="amh_5f_dev_5f_abbr">ue</text:span>nte.<office:annotation office:name="44" loext:resolved="false"><dc:creator>Alexandre Moret Houplon</dc:creator><dc:date>2026-01-09T12:03:00</dc:date><text:p text:style-name="Comment">Le texte est ponctué jusqu’ici: avant le chapitre parlant du désert</text:p></office:annotation><office:annotation-end office:name="44"/></text:p>
      <text:h text:style-name="amh_5f_titre_5f_chapitre" text:outline-level="1">De <text:span text:style-name="amh_5f_ancre_5f_index_5f_locorum">Siria</text:span>Siria <office:annotation office:name="45" loext:resolved="false"><dc:creator>Microsoft Office User</dc:creator><dc:date>2026-01-18T00:01:00</dc:date><text:p text:style-name="Comment"><text:span text:style-name="T8">Pourquoi changer la graphie de ce nom propre ?</text:span></text:p></office:annotation><text:span text:style-name="amh_5f_ancre_5f_index_5f_locorum">Fenicia</text:span>Phenicia<office:annotation-end office:name="45"/> et terra Philistim <text:span text:style-name="amh_5f_dev_5f_abbr">et</text:span> ciuitatibus maritimis usq<text:span text:style-name="amh_5f_dev_5f_abbr">ue</text:span> desertu<text:span text:style-name="amh_5f_dev_5f_abbr">m</text:span> diuidens <text:span text:style-name="amh_5f_ancre_5f_index_5f_locorum">Siria</text:span>Siria<text:span text:style-name="amh_5f_dev_5f_abbr">m</text:span> <text:span text:style-name="amh_5f_dev_5f_abbr">et</text:span> <text:span text:style-name="amh_5f_ancre_5f_index_5f_locorum">Egiptus</text:span>Egiptu<text:span text:style-name="amh_5f_dev_5f_abbr">m</text:span></text:h>
      <text:p text:style-name="amh_5f_paragraphe">Perueniens <text:span text:style-name="amh_5f_dev_5f_abbr">i</text:span>g<text:span text:style-name="amh_5f_dev_5f_abbr">itur</text:span><text:span text:style-name="amh_5f_dev_5f_abbr"><text:span text:style-name="T17">,</text:span></text:span> Dei cleme<text:span text:style-name="amh_5f_dev_5f_abbr">n</text:span>tia faue<text:span text:style-name="amh_5f_dev_5f_abbr">n</text:span>te<text:span text:style-name="Police_20_par_20_défaut"><text:span text:style-name="T2">,</text:span></text:span> in <text:span text:style-name="amh_5f_ancre_5f_index_5f_locorum">Siria</text:span>Siria<text:span text:style-name="amh_5f_dev_5f_abbr">m</text:span><text:span text:style-name="amh_5f_dev_5f_abbr"><text:span text:style-name="T17">,</text:span></text:span> applicui ad portu<text:span text:style-name="amh_5f_dev_5f_abbr">m</text:span> <text:span text:style-name="amh_5f_ancre_5f_index_5f_locorum">Tirus</text:span>Tiri q<text:span text:style-name="amh_5f_dev_5f_abbr">ui</text:span> nu<text:span text:style-name="amh_5f_dev_5f_abbr">n</text:span>c uulgarit<text:span text:style-name="amh_5f_dev_5f_abbr">er</text:span> Suria appelatur. Est aut<text:span text:style-name="amh_5f_dev_5f_abbr">em</text:span> <text:span text:style-name="amh_5f_ancre_5f_index_5f_locorum">Tirus</text:span>Tir<text:span text:style-name="amh_5f_dev_5f_abbr">us</text:span> a<text:span text:style-name="amh_5f_dev_5f_abbr">n</text:span>tiq<text:span text:style-name="amh_5f_dev_5f_abbr">u</text:span>issima ciuitas nobilis <text:span text:style-name="amh_5f_dev_5f_abbr">et</text:span> fortissima ap<text:span text:style-name="amh_5f_dev_5f_abbr">u</text:span>d a<text:span text:style-name="amh_5f_dev_5f_abbr">n</text:span>tiq<text:span text:style-name="amh_5f_dev_5f_abbr">u</text:span>os s<text:span text:style-name="amh_5f_dev_5f_abbr">ed</text:span> nu<text:span text:style-name="amh_5f_dev_5f_abbr">n</text:span>c q<text:span text:style-name="amh_5f_dev_5f_abbr">u</text:span>asi destructa <office:annotation office:name="46" loext:resolved="false"><dc:creator>Microsoft Office User</dc:creator><dc:date>2026-01-18T00:03:00</dc:date><text:p text:style-name="Comment"><text:span text:style-name="T1">Vérifier ! </text:span><text:span text:style-name="T7">Et </text:span><text:span text:style-name="T1">conviendrait mieux (et les S. protègent…)</text:span></text:p></office:annotation><text:span text:style-name="Police_20_par_20_défaut"><text:span text:style-name="T5">est</text:span></text:span><office:annotation-end office:name="46"/> portu<text:span text:style-name="amh_5f_dev_5f_abbr">m</text:span> ei<text:span text:style-name="amh_5f_dev_5f_abbr">us</text:span> <text:span text:style-name="amh_5f_ancre_5f_index_5f_locorum">Sarracenus</text:span>Sarraceni custodiu<text:span text:style-name="amh_5f_dev_5f_abbr">n</text:span>t diligent<text:span text:style-name="amh_5f_dev_5f_abbr">er</text:span>. In corde maris sita est <text:span text:style-name="Police_20_par_20_défaut"><text:span text:style-name="T2">;</text:span></text:span> ex o<text:span text:style-name="amh_5f_dev_5f_abbr">mn</text:span>i q<text:span text:style-name="amh_5f_dev_5f_abbr">u</text:span>asi parte mari circu<text:span text:style-name="amh_5f_dev_5f_abbr">m</text:span>data uersus t<text:span text:style-name="amh_5f_dev_5f_abbr">er</text:span>ra<text:span text:style-name="amh_5f_dev_5f_abbr">m</text:span><text:span text:style-name="amh_5f_dev_5f_abbr"><text:span text:style-name="T2">,</text:span></text:span> t<text:span text:style-name="amh_5f_dev_5f_abbr">ame</text:span>n erat <text:span text:style-name="Police_20_par_20_défaut"><text:span text:style-name="T2">t</text:span></text:span>urrib<text:span text:style-name="amh_5f_dev_5f_abbr">us</text:span> ac muris munita fortissimis. Huiusmodi aut<text:span text:style-name="amh_5f_dev_5f_abbr">em</text:span> c<text:span text:style-name="Police_20_par_20_défaut"><text:span text:style-name="T2">iui</text:span></text:span>tatis meminit <text:span text:style-name="amh_5f_dev_5f_abbr">pro</text:span>ph<text:span text:style-name="amh_5f_dev_5f_abbr">et</text:span>a in psalmo<text:span text:style-name="Police_20_par_20_défaut"><text:span text:style-name="T2">,</text:span></text:span> dicens filii <text:span text:style-name="amh_5f_ancre_5f_index_5f_locorum">Tirus</text:span>Tiri in mun<text:span text:style-name="amh_5f_dev_5f_abbr">er</text:span>ibus <text:span text:style-name="amh_5f_dev_5f_abbr">et</text:span> ce<text:span text:style-name="amh_5f_dev_5f_abbr">tera</text:span> et ab alio <text:span text:style-name="amh_5f_dev_5f_abbr">pro</text:span>ph<text:span text:style-name="amh_5f_dev_5f_abbr">et</text:span>a institores ei<text:span text:style-name="amh_5f_dev_5f_abbr">us</text:span> p<text:span text:style-name="amh_5f_dev_5f_abbr">r</text:span>incipes negotiatoresq<text:span text:style-name="amh_5f_dev_5f_abbr">ue</text:span> ei<text:span text:style-name="amh_5f_dev_5f_abbr">us</text:span> incliti t<text:span text:style-name="amh_5f_dev_5f_abbr">er</text:span>re dicu<text:span text:style-name="amh_5f_dev_5f_abbr">n</text:span>t<text:span text:style-name="amh_5f_dev_5f_abbr">u</text:span>r. Et in pl<text:span text:style-name="amh_5f_dev_5f_abbr">ur</text:span>ib<text:span text:style-name="amh_5f_dev_5f_abbr">us</text:span> locis sacre sc<text:span text:style-name="amh_5f_dev_5f_abbr">r</text:span>ipture hui<text:span text:style-name="amh_5f_dev_5f_abbr">us</text:span> ciuitatis sit me<text:span text:style-name="amh_5f_dev_5f_abbr">n</text:span>sio<text:span text:style-name="Police_20_par_20_défaut"><text:span text:style-name="T2">,</text:span></text:span> <text:span text:style-name="amh_5f_dev_5f_abbr">per</text:span> qua<text:span text:style-name="amh_5f_dev_5f_abbr">m</text:span> <text:span text:style-name="amh_5f_dev_5f_abbr">per</text:span>pendi p<text:span text:style-name="amh_5f_dev_5f_abbr">otes</text:span>t ei<text:span text:style-name="amh_5f_dev_5f_abbr">us</text:span> nobilitas <office:annotation office:name="48" loext:resolved="false"><dc:creator>Microsoft Office User</dc:creator><dc:date>2026-01-18T00:26:00</dc:date><text:p text:style-name="Comment"><text:span text:style-name="T1">A vérifier ; </text:span><text:span text:style-name="T7">figularis</text:span><text:span text:style-name="T1"> existe mais signifie « relatif au potier… »</text:span></text:p></office:annotation>figularis<office:annotation-end office:name="48"/>.</text:p>
      <text:p text:style-name="amh_5f_paragraphe"><text:span text:style-name="amh_5f_dev_5f_abbr">Pro</text:span>pe <text:span text:style-name="amh_5f_ancre_5f_index_5f_locorum">Tirus</text:span>Tiru<text:span text:style-name="amh_5f_dev_5f_abbr">m</text:span> est fons ortoru<text:span text:style-name="amh_5f_dev_5f_abbr">m</text:span> et pute<text:span text:style-name="amh_5f_dev_5f_abbr">us</text:span> aquaru<text:span text:style-name="amh_5f_dev_5f_abbr">m</text:span> uiue<text:span text:style-name="amh_5f_dev_5f_abbr">n</text:span>tu<text:span text:style-name="amh_5f_dev_5f_abbr">m</text:span> cu<text:span text:style-name="amh_5f_dev_5f_abbr">m</text:span> i<text:span text:style-name="amh_5f_dev_5f_abbr">m</text:span>petu de <text:span text:style-name="amh_5f_ancre_5f_index_5f_locorum">Libanus</text:span>Libano <text:span text:style-name="amh_5f_dev_5f_abbr">pro</text:span>fluentes, aq<text:span text:style-name="amh_5f_dev_5f_abbr">ue</text:span> q<text:span text:style-name="amh_5f_dev_5f_abbr">u</text:span>idem ip<text:span text:style-name="amh_5f_dev_5f_abbr">s</text:span>i<text:span text:style-name="amh_5f_dev_5f_abbr">us</text:span> limpide atque sane su<text:span text:style-name="amh_5f_dev_5f_abbr">n</text:span>t ortos <text:span text:style-name="amh_5f_dev_5f_abbr">et</text:span> territorium multa ubertate <office:annotation office:name="49" loext:resolved="false"><dc:creator>Microsoft Office User</dc:creator><dc:date>2026-01-18T00:29:00</dc:date><text:p text:style-name="Comment"><text:span text:style-name="T1">Construire aque…sunt rigantes ortos t territorium multa ubertate</text:span></text:p><text:p text:style-name="Comment"><text:span text:style-name="T8">J’ai un doute sur </text:span><text:span text:style-name="T12">quidem</text:span><text:span text:style-name="T8"> (qui devrait se rapporter à </text:span><text:span text:style-name="T12">aque</text:span><text:span text:style-name="T8">)</text:span></text:p></office:annotation>rigantes<office:annotation-end office:name="49"/>. Et loc<text:span text:style-name="amh_5f_dev_5f_abbr">us</text:span> ibi <text:soft-page-break/>mo<text:span text:style-name="amh_5f_dev_5f_abbr">n</text:span>strat<text:span text:style-name="amh_5f_dev_5f_abbr">u</text:span>r ubi D<text:span text:style-name="amh_5f_dev_5f_abbr">omi</text:span>n<text:span text:style-name="amh_5f_dev_5f_abbr">u</text:span>s fideli Cananee mulieri misert<text:span text:style-name="amh_5f_dev_5f_abbr">us</text:span> est, et prope eo loque<text:span text:style-name="amh_5f_dev_5f_abbr">n</text:span>te ad turbas sibi dictu<text:span text:style-name="amh_5f_dev_5f_abbr">m</text:span> est « beatus uenter qui te <office:annotation office:name="50" loext:resolved="false"><dc:creator>Microsoft Office User</dc:creator><dc:date>2026-01-18T00:34:00</dc:date><text:p text:style-name="Comment"><text:span text:style-name="T1">Mettre des guillemets c’est une citation </text:span></text:p><text:p text:style-name="Comment">Passage de <text:span text:style-name="T18">l’Evangile où le Christ plaint les femmes qui subiront les malheurs qui s’abattront sur Jérusalem.</text:span></text:p><text:p text:style-name="Comment"><text:span text:style-name="T18">Il répond aussi à la bénédiction (Bienheureux le ventre qui t’a porté’».</text:span></text:p></office:annotation>portauit<office:annotation-end office:name="50"/> » et <office:annotation office:name="52" loext:resolved="false"><dc:creator>Microsoft Office User</dc:creator><dc:date>2026-01-18T00:37:00</dc:date><text:p text:style-name="Comment"><text:span text:style-name="T1">L’usage de </text:span><text:span text:style-name="T7">et cetera</text:span><text:span text:style-name="T1"> correspond à des citations bibliques tronquées, le public les connaissant suffisamment pour compléter l’allusion.</text:span></text:p></office:annotation><office:annotation office:name="51" loext:resolved="false"><dc:creator>Alexandre Moret Houplon</dc:creator><dc:date>2026-01-03T11:10:00</dc:date><text:p text:style-name="Comment">Lecture basée sur l’édition Deluz</text:p></office:annotation>cetera<office:annotation-end office:name="51"/><office:annotation-end office:name="52"/><text:span text:style-name="Police_20_par_20_défaut"><text:span text:style-name="T2">,</text:span></text:span> q<text:span text:style-name="amh_5f_dev_5f_abbr">uod</text:span> suxisti.</text:p>
      <text:p text:style-name="amh_5f_paragraphe">De <text:span text:style-name="amh_5f_ancre_5f_index_5f_locorum">Tirus</text:span>Tiro i<text:span text:style-name="amh_5f_dev_5f_abbr">n</text:span> uno die <text:span text:style-name="amh_5f_dev_5f_abbr">per</text:span> terra<text:span text:style-name="amh_5f_dev_5f_abbr">m</text:span> ueni in <text:span text:style-name="amh_5f_ancre_5f_index_5f_locorum">Accon</text:span>Accon q<text:span text:style-name="amh_5f_dev_5f_abbr">ue</text:span> Acri uulgarit<text:span text:style-name="amh_5f_dev_5f_abbr">er</text:span> uocatur. Hec famosa ciuitas in planitie pulcra sita est<text:span text:style-name="Police_20_par_20_défaut"><text:span text:style-name="T2">,</text:span></text:span> supra mare q<text:span text:style-name="amh_5f_dev_5f_abbr">ue</text:span> quondam <text:span text:style-name="amh_5f_dev_5f_abbr">christia</text:span>norum fuit et <office:annotation office:name="54" loext:resolved="false"><dc:creator>Microsoft Office User</dc:creator><dc:date>2026-01-18T00:45:00</dc:date><text:p text:style-name="Comment"><text:span text:style-name="T1">Vérifier, la terminaison me paraît bizarre. C’est normalement un adverbe (= de façon ancienne, dans l’Antiquité)</text:span></text:p></office:annotation>a<text:span text:style-name="amh_5f_dev_5f_abbr">n</text:span>tiquit<text:span text:style-name="amh_5f_dev_5f_abbr">us</text:span><office:annotation-end office:name="54"/> Ptholomaida dicta est, cui<text:span text:style-name="amh_5f_dev_5f_abbr">us</text:span> meminit liber Machabeoru<text:span text:style-name="amh_5f_dev_5f_abbr">m</text:span>. <text:span text:style-name="amh_5f_dev_5f_abbr">Per</text:span> <text:span text:style-name="amh_5f_ancre_5f_index_5f_locorum">Sarracenus</text:span>Sarracenos destructa est, posset t<text:span text:style-name="amh_5f_dev_5f_abbr">ame</text:span>n facili re<text:span text:style-name="amh_5f_dev_5f_abbr">par</text:span>ari. Co<text:span text:style-name="amh_5f_dev_5f_abbr">n</text:span>ueniente<text:span text:style-name="amh_5f_dev_5f_abbr">m</text:span> portu<text:span text:style-name="amh_5f_dev_5f_abbr">m</text:span> h<text:span text:style-name="amh_5f_dev_5f_abbr">abe</text:span>t, <text:span text:style-name="amh_5f_dev_5f_abbr">per</text:span> ruina<text:span text:style-name="amh_5f_dev_5f_abbr">m</text:span> t<text:span text:style-name="amh_5f_dev_5f_abbr">ame</text:span>n ciuitatis aliq<text:span text:style-name="amh_5f_dev_5f_abbr">u</text:span>a<text:span text:style-name="amh_5f_dev_5f_abbr">n</text:span>tulu<text:span text:style-name="amh_5f_dev_5f_abbr">m</text:span> destructu<text:span text:style-name="amh_5f_dev_5f_abbr">m</text:span> et est hec ciuitas in <text:span text:style-name="amh_5f_ancre_5f_index_5f_locorum">Siria</text:span>Siria <text:span text:style-name="amh_5f_ancre_5f_index_5f_locorum">Fenicia</text:span>Fenicia sita et non in t<text:span text:style-name="amh_5f_dev_5f_abbr">er</text:span>ra <text:span text:style-name="amh_5f_dev_5f_abbr">Pro</text:span>missionis sic<text:span text:style-name="amh_5f_dev_5f_abbr">ut</text:span> <text:span text:style-name="amh_5f_dev_5f_abbr">et</text:span> <text:span text:style-name="amh_5f_ancre_5f_index_5f_locorum">Tirus</text:span>Tir<text:span text:style-name="amh_5f_dev_5f_abbr">us</text:span>. <text:span text:style-name="amh_5f_dev_5f_abbr">Per</text:span> effusione<text:span text:style-name="amh_5f_dev_5f_abbr">m</text:span> t<text:span text:style-name="amh_5f_dev_5f_abbr">ame</text:span>n <text:span text:style-name="amh_5f_dev_5f_abbr">christi</text:span>ani sa<text:span text:style-name="amh_5f_dev_5f_abbr">n</text:span>guis <text:span text:style-name="amh_5f_dev_5f_abbr">pro</text:span> fide <text:span text:style-name="amh_5f_dev_5f_abbr">Christ</text:span>i morie<text:span text:style-name="amh_5f_dev_5f_abbr">n</text:span>tiu<text:span text:style-name="amh_5f_dev_5f_abbr">m</text:span> co<text:span text:style-name="amh_5f_dev_5f_abbr">n</text:span>secrata est et ta<text:span text:style-name="amh_5f_dev_5f_abbr">m</text:span>q<text:span text:style-name="amh_5f_dev_5f_abbr">u</text:span>a<text:span text:style-name="amh_5f_dev_5f_abbr">m</text:span> locus sacer merito <text:span text:style-name="amh_5f_dev_5f_abbr">per</text:span> uenera<text:span text:style-name="amh_5f_dev_5f_abbr">n</text:span>da.</text:p>
      <text:p text:style-name="amh_5f_paragraphe">De hinc<text:span text:style-name="Police_20_par_20_défaut"><text:span text:style-name="T2">,</text:span></text:span> quatuor actis diebus<text:span text:style-name="Police_20_par_20_défaut"><text:span text:style-name="T2">,</text:span></text:span> per terram ueni in <text:span text:style-name="amh_5f_ancre_5f_index_5f_locorum">Gaza</text:span>Gazam ciuitatem quondam Philistim, quia circumiacens patria Philistinorum erat et dicebatur quondam <text:span text:style-name="amh_5f_ancre_5f_index_5f_locorum">Palestina</text:span>Palestina in qua sunt et alie ciuitates Philistinorum quarum meminit <office:annotation office:name="56" loext:resolved="false"><dc:creator>Alexandre Moret Houplon</dc:creator><dc:date>2026-01-09T12:47:00</dc:date><text:p text:style-name="Comment">Renvoi à l’Ancien Testament :</text:p><text:p text:style-name="Comment">Rois 1 ou 2</text:p></office:annotation>liber Regum<office:annotation-end office:name="56"/> que modo ad castella mutatis forte nominibus redacte sunt. Inter <text:span text:style-name="amh_5f_ancre_5f_index_5f_locorum">Accon</text:span>Accon uero et <text:span text:style-name="amh_5f_ancre_5f_index_5f_locorum">Gaza</text:span>Gazam predicta prope <text:span text:style-name="amh_5f_ancre_5f_index_5f_locorum">Accon</text:span>Accon <text:span text:style-name="Police_20_par_20_défaut"><text:span text:style-name="T5">ad quatuor a quasi miliaria prope mare a </text:span></text:span><office:annotation office:name="57" loext:resolved="false"><dc:creator>Microsoft Office User</dc:creator><dc:date>2026-01-18T00:52:00</dc:date><text:p text:style-name="Comment"><text:span text:style-name="T8">Construction à éclaircir…</text:span></text:p></office:annotation><text:span text:style-name="Police_20_par_20_défaut"><text:span text:style-name="T5">dextris</text:span></text:span><office:annotation-end office:name="57"/> est mons Carmeli<text:span text:style-name="Police_20_par_20_défaut"><text:span text:style-name="T2">,</text:span></text:span> non multum altus<text:span text:style-name="Police_20_par_20_défaut"><text:span text:style-name="T2">,</text:span></text:span> oblongus desuper<text:span text:style-name="Police_20_par_20_défaut"><text:span text:style-name="T2">,</text:span></text:span> planus multum spatiosus et <office:annotation office:name="58" loext:resolved="false"><dc:creator>Alexandre Moret Houplon</dc:creator><dc:date>2026-01-09T11:54:00</dc:date><text:p text:style-name="Comment">Il semble que deux cahiers ont été interver<text:span text:style-name="T14">ti</text:span> au moment de la reliure</text:p></office:annotation>[f242r]<office:annotation-end office:name="58"/> habitatio sancti Helie<text:span text:style-name="Police_20_par_20_défaut"><text:span text:style-name="T2">,</text:span></text:span> ubi et ordo Carmelitarum accepit exordium, plures <text:span text:style-name="Police_20_par_20_défaut"><text:span text:style-name="T2">GAP</text:span></text:span> ecclesias deuotas et herem<text:span text:style-name="amh_5f_corr_5f_ed">[itoria]</text:span> gratios[a]. In huius montis pede ciuitas quondam fuit christianorum<text:span text:style-name="Police_20_par_20_défaut"><text:span text:style-name="T2">,</text:span></text:span> Caiphas nomine<text:span text:style-name="Police_20_par_20_défaut"><text:span text:style-name="T2">,</text:span></text:span> nunc destructa.</text:p>
      <text:p text:style-name="amh_5f_paragraphe">Inde transiense abii ultra <text:span text:style-name="amh_5f_ancre_5f_index_5f_locorum">Cesaria</text:span>Cesariam <text:span text:style-name="amh_5f_ancre_5f_index_5f_locorum">Palestina</text:span>Palestinam famosam urbem quondam et castrum peregrinorum famosum a christianis constructuum. Item ciuitatem Ascalonem quondam uigorosam et urbem <text:span text:style-name="amh_5f_ancre_5f_index_5f_locorum">Yoppen</text:span>Yoppensem vetustissimam quam <text:span text:style-name="amh_5f_ancre_5f_index_5f_nominum">Iaphet</text:span>Iaphet filius <text:span text:style-name="amh_5f_ancre_5f_index_5f_nominum">Noe</text:span>Noe famatur condidisse. Hec loca in rippa maris optime situata a <text:span text:style-name="amh_5f_ancre_5f_index_5f_locorum">Sarracenus</text:span>Sarracenis miserabiliter sunt destructa.</text:p>
      <text:p text:style-name="amh_5f_paragraphe">Prope <text:span text:style-name="amh_5f_ancre_5f_index_5f_locorum">Yoppen</text:span>Yoppen intra terram est pulcra ciuitas <text:span text:style-name="amh_5f_ancre_5f_index_5f_locorum">Rama</text:span>Rama nomine<text:span text:style-name="Police_20_par_20_défaut"><text:span text:style-name="T2">,</text:span></text:span> que optime habitatur, locus delectabilis et sanus. Prope <office:annotation office:name="59" loext:resolved="false"><dc:creator>Microsoft Office User</dc:creator><dc:date>2026-01-18T01:02:00</dc:date><text:p text:style-name="Comment"><text:span text:style-name="T1"><text:s/>Lire </text:span><text:span text:style-name="T7">uillam</text:span><text:span text:style-name="T1">  (villa). Cf. infra (</text:span><text:span text:style-name="T7">villa Safram</text:span><text:span text:style-name="T1">) <text:s/>le mot a été bien lu.</text:span></text:p></office:annotation><text:span text:style-name="Police_20_par_20_défaut"><text:span text:style-name="T5">iullam</text:span></text:span><office:annotation-end office:name="59"/> hanc a sinistris est ciuitas <text:span text:style-name="amh_5f_ancre_5f_index_5f_locorum">Diospolis</text:span>Diospolis, que in <office:annotation office:name="60" loext:resolved="false"><dc:creator>Alexandre Moret Houplon</dc:creator><dc:date>2026-01-09T12:43:00</dc:date><text:p text:style-name="Comment">Renvoi au Nouveau Testament : Actes des apôtres</text:p></office:annotation>Actibus Apostolorum<office:annotation-end office:name="60"/> Lidda dicitur, ubi beatus <text:span text:style-name="amh_5f_ancre_5f_index_5f_nominum">Georgius</text:span>Georgius decapitatus asseritur et locus aduenientibus peregrinis <text:span text:style-name="Police_20_par_20_défaut"><text:span text:style-name="T2">GAP</text:span></text:span> in choro ecclesie quondam frequentis et pulcre. Et non multum <text:span text:style-name="Police_20_par_20_défaut"><text:span text:style-name="T2">GAP</text:span></text:span> a monte Carmeli, a sinistris, est uilla Safram qua beati <text:span text:style-name="amh_5f_ancre_5f_index_5f_nominum">Iacobus</text:span>Iacobus et <text:span text:style-name="amh_5f_ancre_5f_index_5f_nominum">Iohannes</text:span>Iohannes nati dicuntur, et in loco natiuitatis eorum pulcra fuit ecclesia constructa<text:span text:style-name="Police_20_par_20_défaut"><text:span text:style-name="T2">,</text:span></text:span> quam etiam peregrini deuotius uisitare consuerunt.</text:p>
      <text:p text:style-name="amh_5f_paragraphe">Hiis ergo uisis<text:span text:style-name="Police_20_par_20_défaut"><text:span text:style-name="T2">,</text:span></text:span> ueni in <text:span text:style-name="amh_5f_ancre_5f_index_5f_locorum">Gaza</text:span>Gazam ciuitatem<text:span text:style-name="Police_20_par_20_défaut"><text:span text:style-name="T2">,</text:span></text:span> quam dixeram satis magnam et satis populatam<text:span text:style-name="Police_20_par_20_défaut"><text:span text:style-name="T2">,</text:span></text:span> a mari [ali]quantulum elongatam. Hec est illa ciuitas cuius portas <text:span text:style-name="amh_5f_ancre_5f_index_5f_nominum">Sanson</text:span>Sanson asportauit, cum in ea ca<text:span text:style-name="Police_20_par_20_défaut"><text:span text:style-name="T2">pt</text:span></text:span>us esset, <office:annotation office:name="63" loext:resolved="false"><dc:creator>Microsoft Office User</dc:creator><dc:date>2026-01-18T01:11:00</dc:date><text:p text:style-name="Comment"><text:span text:style-name="T8">On ne voit pas bien à quoi se rattache cet accusatif. C’est comme s’il manquait un verbe <text:s/>(il y a ou j’ai vu…)</text:span></text:p></office:annotation>montem<office:annotation-end office:name="63"/> super unum paruum ciuitati uicinum<text:span text:style-name="Police_20_par_20_défaut"><text:span text:style-name="T2">,</text:span></text:span> et ibi tot milia Philistinorum palatii<text:span text:style-name="Police_20_par_20_défaut"><text:span text:style-name="T2">,</text:span></text:span> columpis concussis<text:span text:style-name="Police_20_par_20_défaut"><text:span text:style-name="T2">,</text:span></text:span> et se ipsum prius<text:span text:style-name="Police_20_par_20_défaut"><text:span text:style-name="T2">,</text:span></text:span> tamen excecatum<text:span text:style-name="Police_20_par_20_défaut"><text:span text:style-name="T2">,</text:span></text:span> contudit<text:span text:style-name="Police_20_par_20_défaut"><text:span text:style-name="T2">,</text:span></text:span> sicut <text:span text:style-name="Police_20_par_20_défaut"><text:span text:style-name="T2">B</text:span></text:span>iblia memorat.</text:p>
      <text:p text:style-name="amh_5f_paragraphe"><text:span text:style-name="Police_20_par_20_défaut"><text:span text:style-name="T3">Post hec ueni in castrum </text:span></text:span><text:span text:style-name="amh_5f_ancre_5f_index_5f_locorum"><text:span text:style-name="T3">Darum (castrum)</text:span></text:span><text:span text:style-name="Police_20_par_20_défaut"><text:span text:style-name="T3">Darum, quod ultimum occurit precedentibus de </text:span></text:span><text:span text:style-name="amh_5f_ancre_5f_index_5f_locorum"><text:span text:style-name="T3">Siria</text:span></text:span><text:span text:style-name="Police_20_par_20_défaut"><text:span text:style-name="T3">Siria in </text:span></text:span><text:span text:style-name="amh_5f_ancre_5f_index_5f_locorum"><text:span text:style-name="T3">Egiptus</text:span></text:span><text:span text:style-name="Police_20_par_20_défaut"><text:span text:style-name="T3">Egiptum. Et notandum quod</text:span></text:span><text:span text:style-name="Police_20_par_20_défaut"><text:span text:style-name="T15">,</text:span></text:span><text:span text:style-name="Police_20_par_20_défaut"><text:span text:style-name="T3"> eundo de </text:span></text:span><text:span text:style-name="amh_5f_ancre_5f_index_5f_locorum"><text:span text:style-name="T3">Accon</text:span></text:span><text:span text:style-name="Police_20_par_20_défaut"><text:span text:style-name="T3">Accon per hanc uiam</text:span></text:span><text:span text:style-name="Police_20_par_20_défaut"><text:span text:style-name="T15">,</text:span></text:span><text:span text:style-name="Police_20_par_20_défaut"><text:span text:style-name="T3"> dimisi sanctam ciuitatem </text:span></text:span><text:span text:style-name="amh_5f_ancre_5f_index_5f_locorum"><text:span text:style-name="T3">Iherusalem</text:span></text:span><text:span text:style-name="Police_20_par_20_défaut"><text:span text:style-name="T3">Iherusalem a sinitris uix ad xx miliaria</text:span></text:span><text:span text:style-name="Police_20_par_20_défaut"><text:span text:style-name="T15">,</text:span></text:span><text:span text:style-name="Police_20_par_20_défaut"><text:span text:style-name="T3"> uolens prius uidere </text:span></text:span><text:span text:style-name="amh_5f_ancre_5f_index_5f_locorum"><text:span text:style-name="T3">Egiptus</text:span></text:span><text:span text:style-name="Police_20_par_20_défaut"><text:span text:style-name="T3">Egiptum et </text:span></text:span><text:span text:style-name="amh_5f_ancre_5f_index_5f_locorum"><text:span text:style-name="T3">Arabia</text:span></text:span><text:span text:style-name="Police_20_par_20_défaut"><text:span text:style-name="T3">Arabiam u</text:span></text:span><text:span text:style-name="Police_20_par_20_défaut"><text:span text:style-name="T15">t,</text:span></text:span><text:span text:style-name="Police_20_par_20_défaut"><text:span text:style-name="T3"> obtentis soldani litteris</text:span></text:span><text:span text:style-name="Police_20_par_20_défaut"><text:span text:style-name="T15">,</text:span></text:span><text:span text:style-name="Police_20_par_20_défaut"><text:span text:style-name="T3"> possem</text:span></text:span><text:span text:style-name="Police_20_par_20_défaut"><text:span text:style-name="T15">,</text:span></text:span><text:span text:style-name="Police_20_par_20_défaut"><text:span text:style-name="T3"> </text:span></text:span><text:soft-page-break/><text:span text:style-name="Police_20_par_20_défaut"><text:span text:style-name="T3">reuertens commodius et tutius</text:span></text:span><text:span text:style-name="Police_20_par_20_défaut"><text:span text:style-name="T15">,</text:span></text:span><text:span text:style-name="Police_20_par_20_défaut"><text:span text:style-name="T3"> Terram Sanctam et eius loca ad placitum et cum pausa uisitare</text:span></text:span><text:span text:style-name="Police_20_par_20_défaut"><text:span text:style-name="T15">,</text:span></text:span><text:span text:style-name="Police_20_par_20_défaut"><text:span text:style-name="T3"> ut patebit inferius.</text:span></text:span></text:p>
      <text:h text:style-name="amh_5f_titre_5f_chapitre" text:outline-level="1">De deserto diuidente <text:span text:style-name="amh_5f_ancre_5f_index_5f_locorum">Siria</text:span>Siriam et <text:span text:style-name="amh_5f_ancre_5f_index_5f_locorum">Egiptus</text:span>Egiptum et de <text:span text:style-name="amh_5f_ancre_5f_index_5f_locorum">Egiptus</text:span>Egipto</text:h>
      <text:p text:style-name="amh_5f_paragraphe"><text:span text:style-name="Police_20_par_20_défaut"><text:span text:style-name="T3">De castro quod </text:span></text:span><text:span text:style-name="amh_5f_ancre_5f_index_5f_locorum"><text:span text:style-name="T3">Darum (castrum)</text:span></text:span><text:span text:style-name="Police_20_par_20_défaut"><text:span text:style-name="T3">Darum dicitur uersus </text:span></text:span><text:span text:style-name="amh_5f_ancre_5f_index_5f_locorum"><text:span text:style-name="T3">Egiptus</text:span></text:span><text:span text:style-name="Police_20_par_20_défaut"><text:span text:style-name="T3">Egiptum per desertum Arenosum in VII </text:span></text:span><office:annotation office:name="65" loext:resolved="false"><dc:creator>Microsoft Office User</dc:creator><dc:date>2026-01-18T22:30:00</dc:date><text:p text:style-name="Comment"><text:span text:style-name="T8">Cette phrase sans verbe semble un sous-titre <text:s/>(première étape du voyage)</text:span></text:p></office:annotation><text:span text:style-name="Police_20_par_20_défaut"><text:span text:style-name="T3">diebus</text:span></text:span><office:annotation-end office:name="65"/><text:span text:style-name="Police_20_par_20_défaut"><text:span text:style-name="T3">. In quo deserto est penuria aque, ideoque portaui uictualia et alia necessaria. Sunt tamen constituta per </text:span></text:span><text:span text:style-name="amh_5f_ancre_5f_index_5f_locorum"><text:span text:style-name="T3">Sarracenus</text:span></text:span><text:span text:style-name="Police_20_par_20_défaut"><text:span text:style-name="T3">Sarracenos certa </text:span></text:span><text:span text:style-name="Police_20_par_20_défaut"><text:span text:style-name="T19">secundum </text:span></text:span><office:annotation office:name="66" loext:resolved="false"><dc:creator>Microsoft Office User</dc:creator><dc:date>2026-01-18T22:34:00</dc:date><text:p text:style-name="Comment"><text:span text:style-name="T1">Selon les régimes ?? A expliquer.</text:span></text:p><text:p text:style-name="Comment">S’agit-il des traditions alimentaires des Sarrasins dont il est question juste après ?</text:p></office:annotation><text:span text:style-name="Police_20_par_20_défaut"><text:span text:style-name="T19">dietas</text:span></text:span><office:annotation-end office:name="66"/><text:span text:style-name="Police_20_par_20_défaut"><text:span text:style-name="T3"> hospitia</text:span></text:span><text:span text:style-name="Police_20_par_20_défaut"><text:span text:style-name="T15">,</text:span></text:span><text:span text:style-name="Police_20_par_20_défaut"><text:span text:style-name="T3"> in quibus etiam comperiuntur necessaria competentia.</text:span></text:span></text:p>
      <text:p text:style-name="amh_5f_paragraphe"><text:span text:style-name="Police_20_par_20_défaut"><text:span text:style-name="T3">Post ueni in </text:span></text:span><text:span text:style-name="amh_5f_ancre_5f_index_5f_locorum"><text:span text:style-name="T3">Egiptus</text:span></text:span><text:span text:style-name="Police_20_par_20_défaut"><text:span text:style-name="T3">Egiptum</text:span></text:span><text:span text:style-name="Police_20_par_20_défaut"><text:span text:style-name="T15">,</text:span></text:span><text:span text:style-name="Police_20_par_20_défaut"><text:span text:style-name="T3"> ubi sunt casalia pulcerrima infinita, omnibus bonis temporalibus habundantia</text:span></text:span><text:span text:style-name="Police_20_par_20_défaut"><text:span text:style-name="T15">,</text:span></text:span><text:span text:style-name="Police_20_par_20_défaut"><text:span text:style-name="T3"> preterquam</text:span></text:span><text:span text:style-name="Police_20_par_20_défaut"><text:span text:style-name="T15">,</text:span></text:span><text:span text:style-name="Police_20_par_20_défaut"><text:span text:style-name="T3"> in terris </text:span></text:span><text:span text:style-name="amh_5f_ancre_5f_index_5f_locorum"><text:span text:style-name="T3">Sarracenus</text:span></text:span><text:span text:style-name="Police_20_par_20_défaut"><text:span text:style-name="T3">Sarracenorum</text:span></text:span><text:span text:style-name="Police_20_par_20_défaut"><text:span text:style-name="T15">,</text:span></text:span><text:span text:style-name="Police_20_par_20_défaut"><text:span text:style-name="T3"> per </text:span></text:span><text:span text:style-name="amh_5f_ancre_5f_index_5f_locorum"><text:span text:style-name="T3">Sarracenos</text:span></text:span><text:span text:style-name="Police_20_par_20_défaut"><text:span text:style-name="T3">Sarracenos uinee non coluntur nec porcos enutriunt. Hoc enim lege eorum</text:span></text:span><text:span text:style-name="Police_20_par_20_défaut"><text:span text:style-name="T15">,</text:span></text:span><text:span text:style-name="Police_20_par_20_défaut"><text:span text:style-name="T3"> in libro quem </text:span></text:span><office:annotation office:name="67" loext:resolved="false"><dc:creator>Alexandre Moret Houplon</dc:creator><dc:date>2026-01-09T12:52:00</dc:date><text:p text:style-name="Comment">Le Coran</text:p></office:annotation><text:span text:style-name="Police_20_par_20_défaut"><text:span text:style-name="T3">Alcoranum</text:span></text:span><office:annotation-end office:name="67"/><text:span text:style-name="Police_20_par_20_défaut"><text:span text:style-name="T3"> uocant</text:span></text:span><text:span text:style-name="Police_20_par_20_défaut"><text:span text:style-name="T15">,</text:span></text:span><text:span text:style-name="Police_20_par_20_défaut"><text:span text:style-name="T3"> strictius inhibetur. </text:span></text:span>Primo igitur procedens uersus <text:span text:style-name="amh_5f_ancre_5f_index_5f_locorum">Babilonia</text:span>Babiloniam<text:span text:style-name="Police_20_par_20_défaut"><text:span text:style-name="T2">,</text:span></text:span> ueni ad uillam famosam et magnam, que Belbeis appellatur. Post hec<text:span text:style-name="Police_20_par_20_défaut"><text:span text:style-name="T2">,</text:span></text:span> dimissis <text:span text:style-name="Police_20_par_20_défaut"><text:span text:style-name="T2">GAP</text:span></text:span> supra ripam maris <text:span text:style-name="amh_5f_ancre_5f_index_5f_locorum">Alexandria</text:span>Alexandria famossissima ciuitate et Damiata<text:span text:style-name="Police_20_par_20_défaut"><text:span text:style-name="T2">,</text:span></text:span> propter conuenientem portum nauigantibus satis nota<text:span text:style-name="Police_20_par_20_défaut"><text:span text:style-name="T2">,</text:span></text:span> perueni ad <text:span text:style-name="amh_5f_ancre_5f_index_5f_locorum">Cadrum</text:span>Cadrum et <text:span text:style-name="amh_5f_ancre_5f_index_5f_locorum">Babilonia</text:span>Babiloniam metropolim <text:span text:style-name="amh_5f_ancre_5f_index_5f_locorum">Egiptus</text:span>Egipti, ubi est sedes <office:annotation office:name="68" loext:resolved="false"><dc:creator>Microsoft Office User</dc:creator><dc:date>2026-01-18T22:50:00</dc:date><text:p text:style-name="Comment"><text:span text:style-name="T1">Le soudan (= le sultan) c’est-à-dire le principal personnage politique chez les Sarrasins. Le siège du pouvoir se trouve à Babilone d’Egypte (c’est-à-dire Le Caire).</text:span></text:p></office:annotation>soldani<office:annotation-end office:name="68"/> in uno castro pulcerrimo prope <text:span text:style-name="amh_5f_ancre_5f_index_5f_locorum">Cadrum</text:span>Cadrum. Hoc castrum in monte est non alto sed <office:annotation office:name="69" loext:resolved="false"><dc:creator>Microsoft Office User</dc:creator><dc:date>2026-01-18T22:38:00</dc:date><text:p text:style-name="Comment">Vérifier le -s final.</text:p></office:annotation>petrosos<office:annotation-end office:name="69"/>, lato et ualde pulcris palatiis decoratur. <text:span text:style-name="Police_20_par_20_défaut"><text:span text:style-name="T3">Dicitur quod continue</text:span></text:span><text:span text:style-name="Police_20_par_20_défaut"><text:span text:style-name="T15">,</text:span></text:span><text:span text:style-name="Police_20_par_20_défaut"><text:span text:style-name="T3"> per diuersis ipsius soldani seruitiis et custodia eius in ipso castro</text:span></text:span><text:span text:style-name="Police_20_par_20_défaut"><text:span text:style-name="T15">,</text:span></text:span><text:span text:style-name="Police_20_par_20_défaut"><text:span text:style-name="T3"> commorentur sex mile personarum</text:span></text:span><text:span text:style-name="Police_20_par_20_défaut"><text:span text:style-name="T15">,</text:span></text:span><text:span text:style-name="Police_20_par_20_défaut"><text:span text:style-name="T3"> quibus cotidie de uilla uictualia ministrantur. Ceteri uero amirati – id </text:span></text:span><office:annotation office:name="70" loext:resolved="false"><dc:creator>Microsoft Office User</dc:creator><dc:date>2026-01-18T22:55:00</dc:date><text:p text:style-name="Comment">Je propose cette ponctuation. Le mot me paraît être un équivalent de <text:span text:style-name="T16">amirati</text:span> pour les occidentaux. </text:p></office:annotation><text:span text:style-name="Police_20_par_20_défaut"><text:span text:style-name="T3">capitanei</text:span></text:span><office:annotation-end office:name="70"/><text:span text:style-name="Police_20_par_20_défaut"><text:span text:style-name="T3"> – et genus armorum equites</text:span></text:span><text:span text:style-name="Police_20_par_20_défaut"><text:span text:style-name="T15">,</text:span></text:span><text:span text:style-name="Police_20_par_20_défaut"><text:span text:style-name="T3"> in maxima multitudine sub castro in ciuitatibus ordinatur et commorantur, sub millenariis</text:span></text:span><text:span text:style-name="Police_20_par_20_défaut"><text:span text:style-name="T15">,</text:span></text:span><text:span text:style-name="Police_20_par_20_défaut"><text:span text:style-name="T3"> centenariis</text:span></text:span><text:span text:style-name="Police_20_par_20_défaut"><text:span text:style-name="T15">,</text:span></text:span><text:span text:style-name="Police_20_par_20_défaut"><text:span text:style-name="T3"> quiquagenariis ac decaniis</text:span></text:span><text:span text:style-name="Police_20_par_20_défaut"><text:span text:style-name="T15">,</text:span></text:span><text:span text:style-name="Police_20_par_20_défaut"><text:span text:style-name="T3"> secundum quod uisum fuerit expedire, quibus per soldanum secundum gradus suos stipendia dispensantur.</text:span></text:span></text:p>
      <text:p text:style-name="amh_5f_paragraphe">Sunt autem <text:span text:style-name="amh_5f_ancre_5f_index_5f_locorum">Cadrum</text:span>Cadrum et <text:span text:style-name="amh_5f_ancre_5f_index_5f_locorum">Babilonia</text:span>Babilonia due <office:annotation office:name="72" loext:resolved="false"><dc:creator>Microsoft Office User</dc:creator><dc:date>2026-01-18T22:59:00</dc:date><text:p text:style-name="Comment">je ne comprends pas ce cas ; on devrait avoir <text:span text:style-name="T16">civitates</text:span> (<text:span text:style-name="T16">due civitates magne</text:span>)</text:p></office:annotation>ciuitatibus<office:annotation-end office:name="72"/> multum magne, paruum distantes et quasi contigue <text:span text:style-name="Police_20_par_20_défaut"><text:span text:style-name="T2">;</text:span></text:span> et tamen minor erat <text:span text:style-name="amh_5f_ancre_5f_index_5f_locorum">Cadrum</text:span>Cadrum<text:span text:style-name="Police_20_par_20_défaut"><text:span text:style-name="T2">,</text:span></text:span> que est uersus desertum <text:span text:style-name="amh_5f_ancre_5f_index_5f_locorum">Siria</text:span>Sirie<text:span text:style-name="Police_20_par_20_défaut"><text:span text:style-name="T2">,</text:span></text:span> paruum distans a <text:span text:style-name="amh_5f_ancre_5f_index_5f_locorum">Nilus</text:span>Nilo<text:span text:style-name="Police_20_par_20_défaut"><text:span text:style-name="T2">,</text:span></text:span> fluuio <text:span text:style-name="Police_20_par_20_défaut"><text:span text:style-name="T2">P</text:span></text:span>aradisi. <text:span text:style-name="amh_5f_ancre_5f_index_5f_locorum">Babilonia</text:span>Babilonia uero sita est super fluuium ipsum sine medio. Predicte due uille multum sunt populose<text:span text:style-name="Police_20_par_20_défaut"><text:span text:style-name="T2">,</text:span></text:span> pulcerrimis edificiis constructe<text:span text:style-name="Police_20_par_20_défaut"><text:span text:style-name="T2">,</text:span></text:span> <text:span text:style-name="Police_20_par_20_défaut"><text:span text:style-name="T5">plus quam de foris appareant quia orientales generaliter plus intus </text:span></text:span><office:annotation office:name="73" loext:resolved="false"><dc:creator>Microsoft Office User</dc:creator><dc:date>2026-01-18T23:01:00</dc:date><text:p text:style-name="Comment">N’y aurait-il pas un bourdon ici (du texte ou de vous ??)</text:p></office:annotation><text:span text:style-name="Police_20_par_20_défaut"><text:span text:style-name="T5">quam</text:span></text:span><office:annotation-end office:name="73"/><text:span text:style-name="Police_20_par_20_défaut"><text:span text:style-name="T5"> de foris</text:span></text:span> edificia sua marmore et musa<text:span text:style-name="Police_20_par_20_défaut"><text:span text:style-name="T2">ï</text:span></text:span>co opere mirabiliter [f242v] uenustant tam in parientibus quam in pauimentis.</text:p>
      <text:p text:style-name="amh_5f_paragraphe"><text:s/>[f238r] templum <text:span text:style-name="Police_20_par_20_défaut"><text:span text:style-name="T2">I</text:span></text:span>acobus minor que et frater domini dic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imbus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imbus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irst_20_paragraph" style:display-name="First paragraph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hyphenation-ladder-count="no-limit" fo:hyphenation-keep="auto" loext:hyphenation-keep-type="column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hyphenation-ladder-count="no-limit" fo:hyphenation-keep="auto" loext:hyphenation-keep-type="column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mh_5f_paragraphe" style:display-name="amh_paragraphe" style:family="paragraph" style:parent-style-name="Text_20_body">
      <style:paragraph-properties fo:line-height="150%" fo:text-align="justify" style:justify-single-word="false" fo:hyphenation-ladder-count="no-limit" fo:hyphenation-keep="auto" loext:hyphenation-keep-type="column" fo:text-indent="1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amh_5f_titre_5f_chapitre" style:display-name="amh_titre_chapitre" style:family="paragraph" style:parent-style-name="Titre_20_1" style:default-outline-level="1" style:list-style-name="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aire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Objet_20_du_20_commentaire" style:display-name="Objet du commentaire" style:family="paragraph" style:parent-style-name="Commentaire" style:next-style-name="Commentaire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amh_5f_dev_5f_abbr" style:display-name="amh_dev_abbr" style:family="text">
      <style:text-properties fo:font-style="italic" style:font-style-asian="italic" style:font-style-complex="italic"/>
    </style:style>
    <style:style style:name="amh_5f_corr_5f_ed" style:display-name="amh_corr_ed" style:family="text"/>
    <style:style style:name="Footnote_20_Symbol" style:display-name="Footnote Symbol" style:family="text"/>
    <style:style style:name="Endnote_20_anchor" style:display-name="Endnote anchor" style:family="text">
      <style:text-properties style:text-position="super 67%"/>
    </style:style>
    <style:style style:name="amh_5f_ancre_5f_index_5f_nominum" style:display-name="amh_ancre_index_nominum" style:family="text">
      <style:text-properties fo:font-variant="small-caps" fo:background-color="#00a933" text:display="none"/>
    </style:style>
    <style:style style:name="amh_5f_ancre_5f_index_5f_locorum" style:display-name="amh_ancre_index_locorum" style:family="text">
      <style:text-properties fo:font-variant="small-caps" fo:background-color="#ff0000" text:display="none"/>
    </style:style>
    <style:style style:name="Footnote_20_anchor" style:display-name="Footnote anchor" style:family="text">
      <style:text-properties style:text-position="super 67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el_20_note_20_de_20_bas_20_de_20_p." style:display-name="Appel note de bas de p." style:family="text" style:parent-style-name="Police_20_par_20_défaut">
      <style:text-properties style:text-position="super 67%"/>
    </style:style>
    <style:style style:name="Commentaire_20_Car" style:display-name="Commentaire Car" style:family="text" style:parent-style-name="Police_20_par_20_défau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Commentaire_20_Car1" style:display-name="Commentaire Car1" style:family="text" style:parent-style-name="Police_20_par_20_défau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Objet_20_du_20_commentaire_20_Car" style:display-name="Objet du commentaire Car" style:family="text" style:parent-style-name="Commentaire_20_Car1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apple-converted-space" style:family="text" style:parent-style-name="Police_20_par_20_défau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>Transcription du texte du Liber de quibusdam ultramarinis partibus de Guillaume de Boldensele</dc:title>
    <meta:keyword>transcription</meta:keyword>
    <meta:keyword>latin</meta:keyword>
    <meta:keyword>moyen-âge</meta:keyword>
    <meta:keyword>voyage</meta:keyword>
    <meta:initial-creator>Alexandre Moret Houplon</meta:initial-creator>
    <dc:creator>Alexandre Moret Houplon</dc:creator>
    <meta:creation-date>2026-01-10T08:39:00Z</meta:creation-date>
    <dc:date>2026-01-27T15:47:24.371139900</dc:date>
    <meta:editing-cycles>7</meta:editing-cycles>
    <meta:editing-duration>PT13H23M16S</meta:editing-duration>
    <meta:document-statistic meta:table-count="0" meta:image-count="0" meta:object-count="0" meta:page-count="6" meta:paragraph-count="63" meta:word-count="2544" meta:character-count="16949" meta:non-whitespace-character-count="14465"/>
    <meta:template xlink:type="simple" xlink:actuate="onRequest" xlink:title="" xlink:href="Normal.dotm"/>
  </office:meta>
</office:document-meta>
</file>